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style:min-row-height="0.2778in" fo:keep-together="auto"/>
    </style:style>
    <style:style style:name="Table1.A1" style:family="table-cell">
      <style:table-cell-properties style:vertical-align="middle" fo:background-color="#f4f6f7" fo:padding-left="0.1042in" fo:padding-right="0.1042in" fo:padding-top="0.0694in" fo:padding-bottom="0.0694in" fo:border-left="none" fo:border-right="none" fo:border-top="1pt solid #1e3a5f" fo:border-bottom="0.75pt solid #1e3a5f">
        <style:background-image/>
      </style:table-cell-properties>
    </style:style>
    <style:style style:name="Table1.2" style:family="table-row">
      <style:table-row-properties style:min-row-height="0.25in" fo:keep-together="auto"/>
    </style:style>
    <style:style style:name="Table1.A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Table1.B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P1" style:family="paragraph" style:parent-style-name="Footer">
      <style:paragraph-properties fo:text-align="center" style:justify-single-word="false"/>
    </style:style>
    <style:style style:name="P2" style:family="paragraph" style:parent-style-name="Footnote_20_Text">
      <style:text-properties officeooo:paragraph-rsid="00417548"/>
    </style:style>
    <style:style style:name="P3" style:family="paragraph" style:parent-style-name="Normal">
      <style:text-properties officeooo:paragraph-rsid="001169ee"/>
    </style:style>
    <style:style style:name="P4" style:family="paragraph" style:parent-style-name="Standard">
      <style:text-properties officeooo:paragraph-rsid="001169ee"/>
    </style:style>
    <style:style style:name="P5" style:family="paragraph" style:parent-style-name="Title">
      <style:text-properties officeooo:paragraph-rsid="001169ee"/>
    </style:style>
    <style:style style:name="P6" style:family="paragraph" style:parent-style-name="Normal">
      <style:text-properties style:font-name="Times New Roman" officeooo:paragraph-rsid="001169ee"/>
    </style:style>
    <style:style style:name="P7" style:family="paragraph" style:parent-style-name="Normal">
      <style:text-properties officeooo:paragraph-rsid="002a6f3a"/>
    </style:style>
    <style:style style:name="P8" style:family="paragraph" style:parent-style-name="Normal">
      <style:text-properties officeooo:paragraph-rsid="002dc800"/>
    </style:style>
    <style:style style:name="P9" style:family="paragraph" style:parent-style-name="Normal">
      <style:text-properties officeooo:paragraph-rsid="0038ea5b"/>
    </style:style>
    <style:style style:name="P10" style:family="paragraph" style:parent-style-name="Standard">
      <style:text-properties officeooo:paragraph-rsid="0038ea5b"/>
    </style:style>
    <style:style style:name="P11"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paragraph-rsid="0038ea5b" style:font-size-asian="11pt" style:font-weight-asian="bold"/>
    </style:style>
    <style:style style:name="P12"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rsid="0038ea5b" officeooo:paragraph-rsid="0038ea5b" style:font-size-asian="11pt" style:font-weight-asian="bold"/>
    </style:style>
    <style:style style:name="P13" style:family="paragraph" style:parent-style-name="Standard">
      <style:paragraph-properties fo:margin-top="0in" fo:margin-bottom="0in" style:contextual-spacing="false" fo:text-align="start" style:justify-single-word="false"/>
      <style:text-properties fo:color="#2c3e50" loext:opacity="100%" style:font-name="Adobe Caslon Pro" fo:font-size="11pt" officeooo:paragraph-rsid="0038ea5b" style:font-size-asian="11pt"/>
    </style:style>
    <style:style style:name="P14" style:family="paragraph" style:parent-style-name="Normal">
      <style:text-properties officeooo:paragraph-rsid="003b954e"/>
    </style:style>
    <style:style style:name="P15" style:family="paragraph" style:parent-style-name="Bibliography_20_1">
      <style:text-properties officeooo:paragraph-rsid="003f3041"/>
    </style:style>
    <style:style style:name="P16" style:family="paragraph" style:parent-style-name="Bibliography_20_1">
      <style:paragraph-properties>
        <style:tab-stops>
          <style:tab-stop style:position="6.0898in"/>
        </style:tab-stops>
      </style:paragraph-properties>
    </style:style>
    <style:style style:name="P17" style:family="paragraph" style:parent-style-name="Normal">
      <style:text-properties officeooo:rsid="00535bff" officeooo:paragraph-rsid="00535bff"/>
    </style:style>
    <style:style style:name="P18" style:family="paragraph" style:parent-style-name="Normal">
      <style:paragraph-properties style:writing-mode="lr-tb"/>
      <style:text-properties officeooo:paragraph-rsid="00338df9"/>
    </style:style>
    <style:style style:name="P19" style:family="paragraph" style:parent-style-name="Normal">
      <style:paragraph-properties style:writing-mode="lr-tb"/>
      <style:text-properties officeooo:rsid="00441010" officeooo:paragraph-rsid="00441010"/>
    </style:style>
    <style:style style:name="P20" style:family="paragraph" style:parent-style-name="Normal">
      <style:paragraph-properties style:writing-mode="lr-tb"/>
      <style:text-properties officeooo:paragraph-rsid="0045c5b2"/>
    </style:style>
    <style:style style:name="P21" style:family="paragraph" style:parent-style-name="Normal">
      <style:paragraph-properties style:writing-mode="lr-tb"/>
    </style:style>
    <style:style style:name="P22" style:family="paragraph" style:parent-style-name="Footnote">
      <style:text-properties officeooo:rsid="0057b740" officeooo:paragraph-rsid="0057b740"/>
    </style:style>
    <style:style style:name="P23" style:family="paragraph" style:parent-style-name="Normal">
      <style:paragraph-properties style:writing-mode="lr-tb"/>
      <style:text-properties officeooo:paragraph-rsid="00585e46"/>
    </style:style>
    <style:style style:name="P24" style:family="paragraph" style:parent-style-name="Normal">
      <style:paragraph-properties style:writing-mode="lr-tb"/>
      <style:text-properties officeooo:paragraph-rsid="005b0421"/>
    </style:style>
    <style:style style:name="P25" style:family="paragraph" style:parent-style-name="Normal">
      <style:paragraph-properties style:writing-mode="lr-tb"/>
      <style:text-properties officeooo:rsid="0022e60b" officeooo:paragraph-rsid="005b929c"/>
    </style:style>
    <style:style style:name="P26" style:family="paragraph" style:parent-style-name="Normal">
      <style:paragraph-properties style:writing-mode="lr-tb"/>
      <style:text-properties officeooo:rsid="0022e60b" officeooo:paragraph-rsid="005c2d93"/>
    </style:style>
    <style:style style:name="P27" style:family="paragraph" style:parent-style-name="Normal">
      <style:paragraph-properties style:writing-mode="lr-tb"/>
      <style:text-properties officeooo:rsid="005b929c" officeooo:paragraph-rsid="005b929c"/>
    </style:style>
    <style:style style:name="P28" style:family="paragraph" style:parent-style-name="Normal">
      <style:paragraph-properties style:writing-mode="lr-tb"/>
      <style:text-properties officeooo:rsid="005c2d93" officeooo:paragraph-rsid="005c2d93"/>
    </style:style>
    <style:style style:name="P29" style:family="paragraph" style:parent-style-name="Normal">
      <style:paragraph-properties style:writing-mode="lr-tb"/>
      <style:text-properties officeooo:paragraph-rsid="006040af"/>
    </style:style>
    <style:style style:name="P30" style:family="paragraph" style:parent-style-name="Normal">
      <style:paragraph-properties style:writing-mode="lr-tb"/>
      <style:text-properties officeooo:paragraph-rsid="0062f709"/>
    </style:style>
    <style:style style:name="P31" style:family="paragraph" style:parent-style-name="Normal">
      <style:paragraph-properties style:writing-mode="lr-tb"/>
      <style:text-properties officeooo:rsid="004e1e02" officeooo:paragraph-rsid="0064e93b"/>
    </style:style>
    <style:style style:name="P32" style:family="paragraph" style:parent-style-name="Normal">
      <style:paragraph-properties style:writing-mode="lr-tb"/>
      <style:text-properties officeooo:paragraph-rsid="0064e93b"/>
    </style:style>
    <style:style style:name="P33" style:family="paragraph" style:parent-style-name="Normal">
      <style:paragraph-properties style:writing-mode="lr-tb"/>
      <style:text-properties officeooo:rsid="0066367a" officeooo:paragraph-rsid="0067ac3a"/>
    </style:style>
    <style:style style:name="P34" style:family="paragraph" style:parent-style-name="has-ast-global-color-0-color" style:master-page-name="MP0">
      <style:paragraph-properties style:page-number="auto" fo:break-before="page" style:writing-mode="lr-tb"/>
    </style:style>
    <style:style style:name="P35" style:family="paragraph" style:parent-style-name="has-ast-global-color-0-color">
      <style:paragraph-properties fo:margin-left="0.5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6" style:family="paragraph" style:parent-style-name="has-ast-global-color-0-color">
      <style:paragraph-properties fo:margin-left="0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7"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officeooo:paragraph-rsid="001169ee"/>
    </style:style>
    <style:style style:name="P38" style:family="paragraph" style:parent-style-name="has-ast-global-color-0-color" style:master-page-name="Standard">
      <style:paragraph-properties fo:margin-left="0.5in" fo:margin-right="0in" fo:margin-top="0in" fo:margin-bottom="0.0693in" style:contextual-spacing="false" fo:text-align="center" style:justify-single-word="false" fo:text-indent="0in" style:auto-text-indent="false" style:page-number="auto" style:vertical-align="baseline" style:writing-mode="lr-tb"/>
      <style:text-properties officeooo:paragraph-rsid="001169ee"/>
    </style:style>
    <style:style style:name="P39"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49a96" officeooo:paragraph-rsid="001169ee" style:font-weight-asian="normal" style:font-weight-complex="normal" loext:padding="0in" loext:border="none" loext:shadow="none"/>
    </style:style>
    <style:style style:name="P40"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41"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fo:font-weight="normal" officeooo:rsid="00ea4227" officeooo:paragraph-rsid="001169ee" style:font-weight-asian="normal" style:font-weight-complex="normal"/>
    </style:style>
    <style:style style:name="P42" style:family="paragraph" style:parent-style-name="Heading_20_1">
      <style:paragraph-properties fo:break-before="page"/>
    </style:style>
    <style:style style:name="P43" style:family="paragraph" style:parent-style-name="Heading_20_1">
      <style:text-properties officeooo:paragraph-rsid="001169ee"/>
    </style:style>
    <style:style style:name="P44" style:family="paragraph" style:parent-style-name="Heading_20_1">
      <style:text-properties officeooo:rsid="00374e30" officeooo:paragraph-rsid="00374e30"/>
    </style:style>
    <style:style style:name="P45" style:family="paragraph" style:parent-style-name="Heading_20_1">
      <style:paragraph-properties style:writing-mode="lr-tb"/>
      <style:text-properties officeooo:rsid="00535bff" officeooo:paragraph-rsid="00535bff"/>
    </style:style>
    <style:style style:name="P46" style:family="paragraph" style:parent-style-name="Heading_20_1" style:list-style-name="">
      <style:paragraph-properties fo:line-height="150%" fo:text-align="center" style:justify-single-word="false" fo:keep-together="alway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47" style:family="paragraph" style:parent-style-name="Heading_20_2">
      <style:text-properties officeooo:paragraph-rsid="001169ee"/>
    </style:style>
    <style:style style:name="P48" style:family="paragraph" style:parent-style-name="Heading_20_2">
      <style:text-properties officeooo:paragraph-rsid="00171d92"/>
    </style:style>
    <style:style style:name="P49" style:family="paragraph" style:parent-style-name="Heading_20_2">
      <style:text-properties officeooo:paragraph-rsid="003a6a88"/>
    </style:style>
    <style:style style:name="P50" style:family="paragraph" style:parent-style-name="Standard" style:list-style-name="WWNum1">
      <style:paragraph-properties fo:margin-top="0in" fo:margin-bottom="0.0835in" style:contextual-spacing="false"/>
      <style:text-properties officeooo:paragraph-rsid="001169ee"/>
    </style:style>
    <style:style style:name="P51" style:family="paragraph" style:parent-style-name="Table_20_Contents">
      <style:paragraph-properties fo:line-height="118%"/>
      <style:text-properties officeooo:paragraph-rsid="006034c7"/>
    </style:style>
    <style:style style:name="P52" style:family="paragraph" style:parent-style-name="Table_20_Contents">
      <style:paragraph-properties fo:line-height="118%"/>
      <style:text-properties officeooo:paragraph-rsid="0068f071"/>
    </style:style>
    <style:style style:name="P53" style:family="paragraph" style:parent-style-name="Table_20_Contents">
      <style:paragraph-properties fo:line-height="118%"/>
      <style:text-properties officeooo:paragraph-rsid="00672b81"/>
    </style:style>
    <style:style style:name="P54" style:family="paragraph" style:parent-style-name="Table_20_Contents">
      <style:paragraph-properties fo:line-height="118%"/>
      <style:text-properties officeooo:paragraph-rsid="006178e6"/>
    </style:style>
    <style:style style:name="P55" style:family="paragraph" style:parent-style-name="Table_20_Contents">
      <style:paragraph-properties fo:line-height="118%" fo:text-align="center" style:justify-single-word="false"/>
      <style:text-properties officeooo:paragraph-rsid="00657f6d"/>
    </style:style>
    <style:style style:name="T1" style:family="text">
      <style:text-properties fo:language="en" fo:country="US" fo:font-weight="normal" officeooo:rsid="0476a78b" style:font-weight-asian="normal" style:font-weight-complex="normal"/>
    </style:style>
    <style:style style:name="T2" style:family="text">
      <style:text-properties fo:language="en" fo:country="US" fo:font-weight="normal" officeooo:rsid="0455e0a6" style:font-weight-asian="normal" style:font-weight-complex="normal"/>
    </style:style>
    <style:style style:name="T3" style:family="text">
      <style:text-properties fo:language="en" fo:country="US" fo:font-weight="normal" officeooo:rsid="002f88b2" style:font-weight-asian="normal" style:font-weight-complex="normal"/>
    </style:style>
    <style:style style:name="T4" style:family="text">
      <style:text-properties fo:language="en" fo:country="US" fo:font-weight="normal" officeooo:rsid="0055db3f" style:font-weight-asian="normal" style:font-weight-complex="normal"/>
    </style:style>
    <style:style style:name="T5" style:family="text">
      <style:text-properties fo:language="en" fo:country="US" fo:font-weight="normal" officeooo:rsid="0456ab71" style:font-weight-asian="normal" style:font-weight-complex="normal"/>
    </style:style>
    <style:style style:name="T6" style:family="text">
      <style:text-properties fo:language="en" fo:country="US" fo:font-weight="normal" officeooo:rsid="0044e898" style:font-weight-asian="normal" style:font-weight-complex="normal"/>
    </style:style>
    <style:style style:name="T7" style:family="text">
      <style:text-properties fo:language="en" fo:country="US" fo:font-weight="normal" officeooo:rsid="002260d9" style:font-weight-asian="normal" style:font-weight-complex="normal"/>
    </style:style>
    <style:style style:name="T8" style:family="text">
      <style:text-properties fo:language="en" fo:country="US" fo:font-weight="normal" officeooo:rsid="00370a6e" style:font-weight-asian="normal" style:font-weight-complex="normal"/>
    </style:style>
    <style:style style:name="T9" style:family="text">
      <style:text-properties fo:language="en" fo:country="US" fo:font-weight="normal" officeooo:rsid="0459f5ed" style:font-weight-asian="normal" style:font-weight-complex="normal"/>
    </style:style>
    <style:style style:name="T10" style:family="text">
      <style:text-properties officeooo:rsid="004895a8"/>
    </style:style>
    <style:style style:name="T11" style:family="text">
      <style:text-properties fo:font-weight="normal" style:font-weight-asian="normal" style:font-weight-complex="normal"/>
    </style:style>
    <style:style style:name="T12" style:family="text">
      <style:text-properties fo:font-weight="normal" officeooo:rsid="00370a6e" style:font-weight-asian="normal" style:font-weight-complex="normal"/>
    </style:style>
    <style:style style:name="T13" style:family="text">
      <style:text-properties fo:font-weight="normal" officeooo:rsid="006034c7" style:font-weight-asian="normal" style:font-weight-complex="normal"/>
    </style:style>
    <style:style style:name="T14" style:family="text">
      <style:text-properties fo:font-weight="normal" officeooo:rsid="0068f071" style:font-weight-asian="normal" style:font-weight-complex="normal"/>
    </style:style>
    <style:style style:name="T15" style:family="text">
      <style:text-properties fo:font-weight="normal" officeooo:rsid="00672b81" style:font-weight-asian="normal" style:font-weight-complex="normal"/>
    </style:style>
    <style:style style:name="T16" style:family="text">
      <style:text-properties fo:font-weight="normal" officeooo:rsid="006178e6" style:font-weight-asian="normal" style:font-weight-complex="normal"/>
    </style:style>
    <style:style style:name="T17" style:family="text">
      <style:text-properties fo:font-weight="normal" officeooo:rsid="00585e46" style:font-weight-asian="normal" style:font-weight-complex="normal"/>
    </style:style>
    <style:style style:name="T18" style:family="text">
      <style:text-properties fo:font-weight="normal" officeooo:rsid="005c2d93" style:font-weight-asian="normal" style:font-weight-complex="normal"/>
    </style:style>
    <style:style style:name="T19" style:family="text">
      <style:text-properties fo:font-weight="normal" officeooo:rsid="0023c1b7" style:font-weight-asian="normal" style:font-weight-complex="normal"/>
    </style:style>
    <style:style style:name="T20" style:family="text">
      <style:text-properties fo:font-weight="normal" officeooo:rsid="006040af" style:font-weight-asian="normal" style:font-weight-complex="normal"/>
    </style:style>
    <style:style style:name="T21" style:family="text">
      <style:text-properties fo:font-weight="normal" officeooo:rsid="0066367a" style:font-weight-asian="normal" style:font-weight-complex="normal"/>
    </style:style>
    <style:style style:name="T22" style:family="text">
      <style:text-properties style:font-name="Adobe Caslon Pro1" fo:font-size="42pt" fo:language="en" fo:country="CA" officeooo:rsid="0023b847" style:font-size-asian="42pt" style:language-asian="en" style:country-asian="CA" style:font-size-complex="42pt" style:language-complex="ar" style:country-complex="SA" loext:padding="0in" loext:border="none" loext:shadow="none"/>
    </style:style>
    <style:style style:name="T23" style:family="text">
      <style:text-properties style:font-name="Adobe Caslon Pro1" fo:font-size="11pt" style:font-size-asian="11pt" style:font-size-complex="11pt" loext:padding="0in" loext:border="none" loext:shadow="none"/>
    </style:style>
    <style:style style:name="T24" style:family="text">
      <style:text-properties fo:font-size="22pt" officeooo:rsid="00653364" style:font-size-asian="22pt" style:font-size-complex="22pt"/>
    </style:style>
    <style:style style:name="T25" style:family="text">
      <style:text-properties fo:font-size="22pt" officeooo:rsid="006844c9" style:font-size-asian="22pt" style:font-size-complex="22pt"/>
    </style:style>
    <style:style style:name="T26" style:family="text">
      <style:text-properties style:font-name="Times New Roman1" fo:font-weight="bold" style:font-weight-asian="bold" style:font-weight-complex="bold" loext:padding="0in" loext:border="none" loext:shadow="none"/>
    </style:style>
    <style:style style:name="T27" style:family="text">
      <style:text-properties style:font-name="Times New Roman1" fo:font-weight="bold" officeooo:rsid="00417548" style:font-weight-asian="bold" style:font-weight-complex="bold" loext:padding="0in" loext:border="none" loext:shadow="none"/>
    </style:style>
    <style:style style:name="T28" style:family="text">
      <style:text-properties style:font-name="Times New Roman1" fo:font-weight="normal" officeooo:rsid="00549a96" style:font-weight-asian="normal" style:font-weight-complex="normal" loext:padding="0in" loext:border="none" loext:shadow="none"/>
    </style:style>
    <style:style style:name="T29" style:family="text">
      <style:text-properties officeooo:rsid="006034c7"/>
    </style:style>
    <style:style style:name="T30" style:family="text">
      <style:text-properties officeooo:rsid="00657f6d"/>
    </style:style>
    <style:style style:name="T31" style:family="text">
      <style:text-properties officeooo:rsid="0034f288" style:language-asian="en" style:country-asian="CA"/>
    </style:style>
    <style:style style:name="T32" style:family="text">
      <style:text-properties officeooo:rsid="0051204f" style:language-asian="en" style:country-asian="CA"/>
    </style:style>
    <style:style style:name="T33" style:family="text">
      <style:text-properties officeooo:rsid="0055db3f" style:language-asian="en" style:country-asian="CA"/>
    </style:style>
    <style:style style:name="T34" style:family="text">
      <style:text-properties officeooo:rsid="0053fbe4" style:language-asian="en" style:country-asian="CA"/>
    </style:style>
    <style:style style:name="T35" style:family="text">
      <style:text-properties officeooo:rsid="0055e084" style:language-asian="en" style:country-asian="CA"/>
    </style:style>
    <style:style style:name="T36" style:family="text">
      <style:text-properties officeooo:rsid="00549a96" style:language-asian="en" style:country-asian="CA"/>
    </style:style>
    <style:style style:name="T37" style:family="text">
      <style:text-properties officeooo:rsid="00653364" style:language-asian="en" style:country-asian="CA"/>
    </style:style>
    <style:style style:name="T38" style:family="text">
      <style:text-properties officeooo:rsid="001e0023" style:language-asian="en" style:country-asian="CA"/>
    </style:style>
    <style:style style:name="T39" style:family="text">
      <style:text-properties officeooo:rsid="002bf334" style:language-asian="en" style:country-asian="CA"/>
    </style:style>
    <style:style style:name="T40" style:family="text">
      <style:text-properties officeooo:rsid="003b954e" style:language-asian="en" style:country-asian="CA"/>
    </style:style>
    <style:style style:name="T41" style:family="text">
      <style:text-properties officeooo:rsid="00441010" style:language-asian="en" style:country-asian="CA"/>
    </style:style>
    <style:style style:name="T42" style:family="text">
      <style:text-properties officeooo:rsid="0055e63f" style:language-asian="en" style:country-asian="CA"/>
    </style:style>
    <style:style style:name="T43" style:family="text">
      <style:text-properties officeooo:rsid="006040af" style:language-asian="en" style:country-asian="CA"/>
    </style:style>
    <style:style style:name="T44" style:family="text">
      <style:text-properties officeooo:rsid="006b107d"/>
    </style:style>
    <style:style style:name="T45" style:family="text">
      <style:text-properties officeooo:rsid="006c254b"/>
    </style:style>
    <style:style style:name="T46" style:family="text">
      <style:text-properties fo:color="#5d6d7e" loext:opacity="100%" fo:font-size="11pt" officeooo:rsid="00653364" style:font-size-asian="11pt" style:language-asian="en" style:country-asian="CA"/>
    </style:style>
    <style:style style:name="T47" style:family="text">
      <style:text-properties officeooo:rsid="001588b8"/>
    </style:style>
    <style:style style:name="T48" style:family="text">
      <style:text-properties officeooo:rsid="00171d92"/>
    </style:style>
    <style:style style:name="T49" style:family="text">
      <style:text-properties officeooo:rsid="001fa610"/>
    </style:style>
    <style:style style:name="T50" style:family="text">
      <style:text-properties officeooo:rsid="0022e60b"/>
    </style:style>
    <style:style style:name="T51" style:family="text">
      <style:text-properties officeooo:rsid="0023c1b7"/>
    </style:style>
    <style:style style:name="T52" style:family="text">
      <style:text-properties fo:font-weight="bold" style:font-weight-asian="bold" style:font-weight-complex="bold"/>
    </style:style>
    <style:style style:name="T53" style:family="text">
      <style:text-properties fo:font-weight="bold" officeooo:rsid="0023c1b7" style:font-weight-asian="bold" style:font-weight-complex="bold"/>
    </style:style>
    <style:style style:name="T54" style:family="text">
      <style:text-properties fo:font-weight="bold" officeooo:rsid="002a6f3a" style:font-weight-asian="bold" style:font-weight-complex="bold"/>
    </style:style>
    <style:style style:name="T55" style:family="text">
      <style:text-properties fo:font-weight="bold" officeooo:rsid="0038ea5b" style:font-weight-asian="bold" style:font-weight-complex="bold"/>
    </style:style>
    <style:style style:name="T56" style:family="text">
      <style:text-properties fo:font-weight="bold" officeooo:rsid="00374e30" style:font-weight-asian="bold" style:font-weight-complex="bold"/>
    </style:style>
    <style:style style:name="T57" style:family="text">
      <style:text-properties fo:font-weight="bold" officeooo:rsid="004c2431" style:font-weight-asian="bold" style:font-weight-complex="bold"/>
    </style:style>
    <style:style style:name="T58" style:family="text">
      <style:text-properties fo:font-weight="bold" officeooo:rsid="004e1e02" style:font-weight-asian="bold" style:font-weight-complex="bold"/>
    </style:style>
    <style:style style:name="T59" style:family="text">
      <style:text-properties fo:font-weight="bold" officeooo:rsid="005c2d93" style:font-weight-asian="bold" style:font-weight-complex="bold"/>
    </style:style>
    <style:style style:name="T60" style:family="text">
      <style:text-properties fo:font-weight="bold" officeooo:rsid="0061c94e" style:font-weight-asian="bold" style:font-weight-complex="bold"/>
    </style:style>
    <style:style style:name="T61" style:family="text">
      <style:text-properties fo:font-weight="bold" officeooo:rsid="0066367a" style:font-weight-asian="bold" style:font-weight-complex="bold"/>
    </style:style>
    <style:style style:name="T62" style:family="text">
      <style:text-properties fo:font-weight="bold" officeooo:rsid="006040af" style:language-asian="en" style:country-asian="CA" style:font-weight-asian="bold" style:font-weight-complex="bold"/>
    </style:style>
    <style:style style:name="T63" style:family="text">
      <style:text-properties fo:font-weight="bold" officeooo:rsid="001e0023" style:language-asian="en" style:country-asian="CA" style:font-weight-asian="bold" style:font-weight-complex="bold"/>
    </style:style>
    <style:style style:name="T64" style:family="text">
      <style:text-properties officeooo:rsid="00247179"/>
    </style:style>
    <style:style style:name="T65" style:family="text">
      <style:text-properties officeooo:rsid="00262708"/>
    </style:style>
    <style:style style:name="T66" style:family="text">
      <style:text-properties officeooo:rsid="00277ba5"/>
    </style:style>
    <style:style style:name="T67" style:family="text">
      <style:text-properties officeooo:rsid="0029a84d"/>
    </style:style>
    <style:style style:name="T68" style:family="text">
      <style:text-properties officeooo:rsid="002bf334"/>
    </style:style>
    <style:style style:name="T69" style:family="text">
      <style:text-properties officeooo:rsid="002ce8e9"/>
    </style:style>
    <style:style style:name="T70" style:family="text">
      <style:text-properties officeooo:rsid="002dc800"/>
    </style:style>
    <style:style style:name="T71" style:family="text">
      <style:text-properties officeooo:rsid="002eff07"/>
    </style:style>
    <style:style style:name="T72" style:family="text">
      <style:text-properties officeooo:rsid="002f98cb"/>
    </style:style>
    <style:style style:name="T73" style:family="text">
      <style:text-properties officeooo:rsid="00318c0c"/>
    </style:style>
    <style:style style:name="T74" style:family="text">
      <style:text-properties officeooo:rsid="00331e81"/>
    </style:style>
    <style:style style:name="T75" style:family="text">
      <style:text-properties officeooo:rsid="00338df9"/>
    </style:style>
    <style:style style:name="T76" style:family="text">
      <style:text-properties style:text-position="super 58%" officeooo:rsid="00338df9"/>
    </style:style>
    <style:style style:name="T77" style:family="text">
      <style:text-properties fo:font-style="italic" style:font-style-asian="italic"/>
    </style:style>
    <style:style style:name="T78" style:family="text">
      <style:text-properties officeooo:rsid="003645c7"/>
    </style:style>
    <style:style style:name="T79" style:family="text">
      <style:text-properties officeooo:rsid="00374e30"/>
    </style:style>
    <style:style style:name="T80" style:family="text">
      <style:text-properties officeooo:rsid="0038ea5b"/>
    </style:style>
    <style:style style:name="T81" style:family="text">
      <style:text-properties officeooo:rsid="003b954e"/>
    </style:style>
    <style:style style:name="T82" style:family="text">
      <style:text-properties officeooo:rsid="003dab92"/>
    </style:style>
    <style:style style:name="T83" style:family="text">
      <style:text-properties officeooo:rsid="003e7b9d"/>
    </style:style>
    <style:style style:name="T84" style:family="text">
      <style:text-properties officeooo:rsid="003eab10"/>
    </style:style>
    <style:style style:name="T85" style:family="text">
      <style:text-properties officeooo:rsid="00441010"/>
    </style:style>
    <style:style style:name="T86" style:family="text">
      <style:text-properties officeooo:rsid="0044c430"/>
    </style:style>
    <style:style style:name="T87" style:family="text">
      <style:text-properties officeooo:rsid="0045c5b2"/>
    </style:style>
    <style:style style:name="T88" style:family="text">
      <style:text-properties officeooo:rsid="00476341"/>
    </style:style>
    <style:style style:name="T89" style:family="text">
      <style:text-properties officeooo:rsid="004c2431"/>
    </style:style>
    <style:style style:name="T90" style:family="text">
      <style:text-properties officeooo:rsid="004cbf7a"/>
    </style:style>
    <style:style style:name="T91" style:family="text">
      <style:text-properties officeooo:rsid="004e1e02"/>
    </style:style>
    <style:style style:name="T92" style:family="text">
      <style:text-properties officeooo:rsid="004fdefe"/>
    </style:style>
    <style:style style:name="T93" style:family="text">
      <style:text-properties officeooo:rsid="0055e63f"/>
    </style:style>
    <style:style style:name="T94" style:family="text">
      <style:text-properties officeooo:rsid="00564dd1"/>
    </style:style>
    <style:style style:name="T95" style:family="text">
      <style:text-properties officeooo:rsid="0057b740"/>
    </style:style>
    <style:style style:name="T96" style:family="text">
      <style:text-properties officeooo:rsid="00585e46"/>
    </style:style>
    <style:style style:name="T97" style:family="text">
      <style:text-properties officeooo:rsid="00591d95"/>
    </style:style>
    <style:style style:name="T98" style:family="text">
      <style:text-properties officeooo:rsid="005b0421"/>
    </style:style>
    <style:style style:name="T99" style:family="text">
      <style:text-properties officeooo:rsid="005b929c"/>
    </style:style>
    <style:style style:name="T100" style:family="text">
      <style:text-properties officeooo:rsid="005c2d93"/>
    </style:style>
    <style:style style:name="T101" style:family="text">
      <style:text-properties officeooo:rsid="005ca6fa"/>
    </style:style>
    <style:style style:name="T102" style:family="text">
      <style:text-properties officeooo:rsid="005cb145"/>
    </style:style>
    <style:style style:name="T103" style:family="text">
      <style:text-properties officeooo:rsid="005eade1"/>
    </style:style>
    <style:style style:name="T104" style:family="text">
      <style:text-properties officeooo:rsid="006040af"/>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officeooo:rsid="0061c94e"/>
    </style:style>
    <style:style style:name="T107" style:family="text">
      <style:text-properties officeooo:rsid="006246ea"/>
    </style:style>
    <style:style style:name="T108" style:family="text">
      <style:text-properties officeooo:rsid="0062f709"/>
    </style:style>
    <style:style style:name="T109" style:family="text">
      <style:text-properties officeooo:rsid="0064e93b"/>
    </style:style>
    <style:style style:name="T110" style:family="text">
      <style:text-properties officeooo:rsid="006550a7"/>
    </style:style>
    <style:style style:name="T111" style:family="text">
      <style:text-properties officeooo:rsid="0066367a"/>
    </style:style>
    <style:style style:name="T112" style:family="text">
      <style:text-properties officeooo:rsid="006758c1"/>
    </style:style>
    <style:style style:name="T113" style:family="text">
      <style:text-properties officeooo:rsid="0067ac3a"/>
    </style:style>
    <style:style style:name="T114" style:family="text">
      <style:text-properties officeooo:rsid="006838d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Strong_20_Emphasis"><text:span text:style-name="T22"/></text:span></text:p>
      <text:p text:style-name="P5"><text:span text:style-name="Strong_20_Emphasis"><text:span text:style-name="T25">The SpiritWiki in Detail</text:span></text:span><text:span text:style-name="Strong_20_Emphasis"><text:span text:style-name="T24">?</text:span></text:span></text:p>
      <text:p text:style-name="P35" loext:marker-style-name="T23"><text:span text:style-name="Strong_20_Emphasis"><text:span text:style-name="T23"/></text:span></text:p>
      <text:p text:style-name="P35" loext:marker-style-name="T23"><text:span text:style-name="Strong_20_Emphasis"><text:span text:style-name="T23"/></text:span></text:p>
      <text:p text:style-name="P35" loext:marker-style-name="T23"><text:span text:style-name="Strong_20_Emphasis"><text:span text:style-name="T23"/></text:span></text:p>
      <text:p text:style-name="P35" loext:marker-style-name="T23"><text:span text:style-name="Strong_20_Emphasis"><text:span text:style-name="T23"/></text:span></text:p>
      <text:p text:style-name="P35" loext:marker-style-name="T23"><text:span text:style-name="Strong_20_Emphasis"><text:span text:style-name="T23"/></text:span></text:p>
      <text:p text:style-name="P35" loext:marker-style-name="T23"><text:span text:style-name="Strong_20_Emphasis"><text:span text:style-name="T23"/></text:span></text:p>
      <text:p text:style-name="P35" loext:marker-style-name="T23"><text:span text:style-name="Strong_20_Emphasis"><text:span text:style-name="T23"/></text:span></text:p>
      <text:p text:style-name="P35" loext:marker-style-name="T23"><text:span text:style-name="Strong_20_Emphasis"><text:span text:style-name="T23"/></text:span></text:p>
      <text:p text:style-name="P35" loext:marker-style-name="T23"><text:span text:style-name="Strong_20_Emphasis"/></text:p>
      <text:p text:style-name="P35" loext:marker-style-name="T23"><text:span text:style-name="Strong_20_Emphasis"><text:span text:style-name="T23"/></text:span></text:p>
      <text:p text:style-name="P35" loext:marker-style-name="T23"><text:span text:style-name="Strong_20_Emphasis"><text:span text:style-name="T23"/></text:span></text:p>
      <text:p text:style-name="P35" loext:marker-style-name="T23"><text:span text:style-name="Strong_20_Emphasis"><text:span text:style-name="T23"/></text:span></text:p>
      <text:p text:style-name="P36" loext:marker-style-name="T23"><text:span text:style-name="Strong_20_Emphasis"><text:span text:style-name="T23"/></text:span></text:p>
      <text:p text:style-name="P37" loext:marker-style-name="T26"><text:span text:style-name="T26">Mike Sosteric <text:line-break/></text:span><text:span text:style-name="T28">2024-2026</text:span></text:p>
      <text:p text:style-name="P39" loext:marker-style-name="T26"/>
      <text:p text:style-name="P39" loext:marker-style-name="T26"/>
      <text:p text:style-name="P39" loext:marker-style-name="T26"/>
      <text:p text:style-name="P39" loext:marker-style-name="T26"/>
      <text:p text:style-name="P39" loext:marker-style-name="T26"/>
      <text:p text:style-name="P40" loext:marker-style-name="T26">View this post on our <text:a xlink:type="simple" xlink:href="https://www.patreon.com/posts/107392422?collection=151795" text:style-name="Internet_20_link" text:visited-style-name="Visited_20_Internet_20_Link">Patreon</text:a></text:p>
      <text:p text:style-name="P40" loext:marker-style-name="T26"/>
      <text:p text:style-name="P40" loext:marker-style-name="T26"/>
      <text:p text:style-name="P41" loext:marker-style-name="T26"/>
      <text:p text:style-name="P38" loext:marker-style-name="T26"><text:span text:style-name="T27"/></text:p>
      <text:section text:style-name="Sect1" text:name="Section1" text:protected="true">
        <text:section-source xlink:href="../../../../1_Lightning_Path/1_Patreon/0.%20Introductions/1.introduction-to-the-lp/_TOC.odt" text:filter-name="writer8"/>
        <text:p text:style-name="Table_20_Heading"><text:span text:style-name="Strong_20_Emphasis"><text:span text:style-name="T29">Introduction to the Lightning Path<text:line-break/></text:span></text:span><text:span text:style-name="Strong_20_Emphasis">Table of Contents</text:span></text:p>
        <text:p text:style-name="P51"><text:a xlink:type="simple" xlink:href="https://www.patreon.com/posts/113603625?collection=151795" text:style-name="Internet_20_link" text:visited-style-name="Visited_20_Internet_20_Link"><text:span text:style-name="Strong_20_Emphasis"><text:span text:style-name="T13">How to Save the World</text:span></text:span></text:a></text:p>
        <text:p text:style-name="P51"><text:a xlink:type="simple" xlink:href="https://www.patreon.com/posts/91516024?collection=151795" text:style-name="Internet_20_link" text:visited-style-name="Visited_20_Internet_20_Link"><text:span text:style-name="Strong_20_Emphasis"><text:span text:style-name="T13">What is the Lightning Pat</text:span></text:span><text:span text:style-name="Strong_20_Emphasis"><text:span text:style-name="T14">h?</text:span></text:span></text:a></text:p>
        <text:p text:style-name="P52"><text:a xlink:type="simple" xlink:href="http://www.patreon.com/posts/107392422?collection=151795" text:style-name="Internet_20_link" text:visited-style-name="Visited_20_Internet_20_Link"><text:span text:style-name="Strong_20_Emphasis"><text:span text:style-name="T14">Theoretical Development and Global Distribution of the LP</text:span></text:span></text:a></text:p>
        <text:p text:style-name="P51"><text:a xlink:type="simple" xlink:href="https://www.patreon.com/posts/107392422?collection=151795" text:style-name="Internet_20_link" text:visited-style-name="Visited_20_Internet_20_Link"><text:span text:style-name="Strong_20_Emphasis"><text:span text:style-name="T13">What is the SpiritWiki</text:span></text:span></text:a></text:p>
        <text:p text:style-name="P53"><text:span text:style-name="Strong_20_Emphasis"><text:span text:style-name="T15">What is the LP Repository</text:span></text:span></text:p>
        <text:p text:style-name="P53"><text:span text:style-name="Strong_20_Emphasis"><text:span text:style-name="T15">What is the LP Institute</text:span></text:span></text:p>
        <text:p text:style-name="P51"><text:span text:style-name="Strong_20_Emphasis"><text:span text:style-name="T13">What is Pathfinder</text:span></text:span></text:p>
        <text:p text:style-name="P51"><text:span text:style-name="Strong_20_Emphasis"><text:span text:style-name="T13">Lightning Path Statement of Beliefs</text:span></text:span></text:p>
        <text:p text:style-name="P51"><text:span text:style-name="Strong_20_Emphasis"><text:span text:style-name="T13">Importance of Non Violence</text:span></text:span></text:p>
        <text:p text:style-name="P51"><text:span text:style-name="Strong_20_Emphasis"><text:span text:style-name="T13">LP Levels of Study</text:span></text:span></text:p>
        <text:p text:style-name="P51"><text:span text:style-name="Strong_20_Emphasis"><text:span text:style-name="T13">READING: What is Eupsychia</text:span></text:span></text:p>
        <text:p text:style-name="P51"><text:span text:style-name="Strong_20_Emphasis"><text:span text:style-name="T13">A Word on the LP Patreon</text:span></text:span></text:p>
        <text:p text:style-name="P51"><text:span text:style-name="Strong_20_Emphasis"><text:span text:style-name="T13">Accessing Pathfinder</text:span></text:span></text:p>
        <text:p text:style-name="P51"><text:span text:style-name="Strong_20_Emphasis"><text:span text:style-name="T13">LP Licence Statement</text:span></text:span></text:p>
        <text:p text:style-name="P51"><text:span text:style-name="Strong_20_Emphasis"><text:span text:style-name="T13">LP Ethics Statement</text:span></text:span></text:p>
        <text:p text:style-name="P54"><text:span text:style-name="Strong_20_Emphasis"><text:span text:style-name="T16">LP Pedagogy</text:span></text:span></text:p>
        <text:p text:style-name="P51"><text:span text:style-name="Strong_20_Emphasis"><text:span text:style-name="T13">Resource Packet</text:span></text:span></text:p>
        <text:p text:style-name="P51"><text:span text:style-name="Strong_20_Emphasis"><text:span text:style-name="T13"/></text:span></text:p>
        <text:p text:style-name="P55"><text:a xlink:type="simple" xlink:href="https://www.patreon.com/collection/151795?view=condensed" text:style-name="Internet_20_link" text:visited-style-name="Visited_20_Internet_20_Link"><text:span text:style-name="T30">Visit the LP Patreon for Full Content</text:span></text:a><text:span text:style-name="T30"><text:line-break/>https://www.patreon.com/collection/151795?view=condensed</text:span></text:p>
      </text:section>
      <text:p text:style-name="P3"><text:span text:style-name="Default_20_Paragraph_20_Font"><text:span text:style-name="T31"/></text:span></text:p>
      <text:h text:style-name="P42" text:outline-level="1"><text:span text:style-name="Strong_20_Emphasis">What is the SpiritWiki?</text:span></text:h>
      <text:p text:style-name="P14"><text:span text:style-name="Default_20_Paragraph_20_Font"><text:span text:style-name="T32">As noted in the previous lesson</text:span></text:span><text:span text:style-name="Default_20_Paragraph_20_Font"><text:span text:style-name="T33">s in this </text:span></text:span><text:a xlink:type="simple" xlink:href="https://www.patreon.com/collection/151795?view=expanded" text:style-name="Internet_20_link" text:visited-style-name="Visited_20_Internet_20_Link"><text:span text:style-name="Default_20_Paragraph_20_Font"><text:span text:style-name="T33">introductory series</text:span></text:span></text:a><text:span text:style-name="Default_20_Paragraph_20_Font"><text:span text:style-name="T32">,</text:span></text:span><text:span text:style-name="Default_20_Paragraph_20_Font"><text:span text:style-name="T32"><text:note text:id="ftn1" text:note-class="footnote"><text:note-citation>1</text:note-citation><text:note-body><text:p text:style-name="Footnote"><text:a xlink:type="simple" xlink:href="https://www.patreon.com/collection/151795?view=expanded" text:style-name="Internet_20_link" text:visited-style-name="Visited_20_Internet_20_Link">https://www.patreon.com/collection/151795?view=expanded</text:a></text:p></text:note-body></text:note></text:span></text:span><text:span text:style-name="Default_20_Paragraph_20_Font"><text:span text:style-name="T32"> </text:span></text:span><text:span text:style-name="Default_20_Paragraph_20_Font"><text:span text:style-name="T34">the answer to the question “Why a new </text:span></text:span><text:a xlink:type="simple" xlink:href="https://spiritwiki.lightningpath.org/index.php/Human_Development_Framework" text:style-name="Internet_20_link" text:visited-style-name="Visited_20_Internet_20_Link"><text:span text:style-name="Default_20_Paragraph_20_Font"><text:span text:style-name="T34">Human Development Framework</text:span></text:span></text:a><text:span text:style-name="Default_20_Paragraph_20_Font"><text:span text:style-name="T34"> (HDF)?” and in particular “</text:span></text:span><text:span text:style-name="Default_20_Paragraph_20_Font"><text:span text:style-name="T35">Why the LP?” is simple. It is </text:span></text:span><text:span text:style-name="Default_20_Paragraph_20_Font"><text:span text:style-name="T34">not because the LP offers anything particularly new but because we now have </text:span></text:span><text:span text:style-name="Default_20_Paragraph_20_Font"><text:span text:style-name="T36">sophisticated </text:span></text:span><text:a xlink:type="simple" xlink:href="https://spiritwiki.lightningpath.org/index.php/Knowledge_Technology" text:style-name="Internet_20_link" text:visited-style-name="Visited_20_Internet_20_Link"><text:span text:style-name="Default_20_Paragraph_20_Font"><text:span text:style-name="T36">Knowledge </text:span></text:span><text:span text:style-name="Default_20_Paragraph_20_Font"><text:span text:style-name="T35">Technology</text:span></text:span></text:a><text:span text:style-name="Default_20_Paragraph_20_Font"><text:span text:style-name="T35"> that </text:span></text:span><text:span text:style-name="Default_20_Paragraph_20_Font"><text:span text:style-name="T36">make</text:span></text:span><text:span text:style-name="Default_20_Paragraph_20_Font"><text:span text:style-name="T35">s</text:span></text:span><text:span text:style-name="Default_20_Paragraph_20_Font"><text:span text:style-name="T36"> theoretical development and global </text:span></text:span><text:span text:style-name="Default_20_Paragraph_20_Font"><text:span text:style-name="T62">K</text:span></text:span><text:span text:style-name="Default_20_Paragraph_20_Font"><text:span text:style-name="T63">nowledge </text:span></text:span><text:span text:style-name="Default_20_Paragraph_20_Font"><text:span text:style-name="T62">Distribution</text:span></text:span><text:span text:style-name="Default_20_Paragraph_20_Font"><text:span text:style-name="T43"> </text:span></text:span><text:span text:style-name="Default_20_Paragraph_20_Font"><text:span text:style-name="T36">a whole lot easier than it was even twenty years ago. </text:span></text:span><text:span text:style-name="Default_20_Paragraph_20_Font"><text:span text:style-name="T35">We can now put ideas down, edit them, organize them, reorganize them, publish, and distribute across the entire globe in a mere instant. </text:span></text:span><text:span text:style-name="Default_20_Paragraph_20_Font"><text:span text:style-name="T38">We can do it as individuals or in collaboration. </text:span></text:span><text:span text:style-name="Default_20_Paragraph_20_Font"><text:span text:style-name="T39">We can contribute small little droplets of knowledge, build entire </text:span></text:span><text:a xlink:type="simple" xlink:href="https://spiritwiki.lightningpath.org/index.php/Knowledge_Ecosystem" text:style-name="Internet_20_link" text:visited-style-name="Visited_20_Internet_20_Link"><text:span text:style-name="Default_20_Paragraph_20_Font"><text:span text:style-name="T39">Knowledge Ecosystems</text:span></text:span></text:a><text:span text:style-name="Default_20_Paragraph_20_Font"><text:span text:style-name="T39">, </text:span></text:span><text:span text:style-name="Default_20_Paragraph_20_Font"><text:span text:style-name="T41">or </text:span></text:span><text:span text:style-name="Default_20_Paragraph_20_Font"><text:span text:style-name="T39">even rewrite the </text:span></text:span><text:a xlink:type="simple" xlink:href="https://spiritwiki.lightningpath.org/index.php/Epistemic_Infrastructure" text:style-name="Internet_20_link" text:visited-style-name="Visited_20_Internet_20_Link"><text:span text:style-name="Default_20_Paragraph_20_Font"><text:span text:style-name="T39">Epistemic Infrastructures</text:span></text:span></text:a><text:span text:style-name="Default_20_Paragraph_20_Font"><text:span text:style-name="T39"> of our societie</text:span></text:span><text:span text:style-name="Default_20_Paragraph_20_Font"><text:span text:style-name="T40">s if we so choose</text:span></text:span><text:span text:style-name="Default_20_Paragraph_20_Font"><text:span text:style-name="T39">. </text:span></text:span><text:span text:style-name="Default_20_Paragraph_20_Font"><text:span text:style-name="T40">Never before have we had this </text:span></text:span><text:span text:style-name="Default_20_Paragraph_20_Font"><text:span text:style-name="T42">potential or this </text:span></text:span><text:span text:style-name="Default_20_Paragraph_20_Font"><text:span text:style-name="T40">opportunity. </text:span></text:span><text:span text:style-name="Default_20_Paragraph_20_Font"><text:span text:style-name="T37">The present moment is pregnant with potential. The question is, will we seize the day. </text:span></text:span></text:p>
      <text:p text:style-name="P3">This <text:span text:style-name="T44">lesson</text:span> explores what the SpiritWiki is, how it developed from a personal notebook into a global knowledge resource, and why it represents a <text:span text:style-name="T81">transformative </text:span>paradigm shift in how we create, organize, and transmit knowledge.</text:p>
      <text:h text:style-name="P43" text:outline-level="1">FROM PERSONAL NOTEBOOK TO GLOBAL REPOSITORY</text:h>
      <text:h text:style-name="P47" text:outline-level="2">Origins: The Memex Vision</text:h>
      <text:p text:style-name="Normal"><text:span text:style-name="T45">As I explain </text:span><text:a xlink:type="simple" xlink:href="https://www.academia.edu/50970462/Connection_100_An_Auto_ethnography_of_my_Mystical_Connection_Experiences" text:style-name="Internet_20_link" text:visited-style-name="Visited_20_Internet_20_Link"><text:span text:style-name="T45">in more detail elsewhere</text:span></text:a><text:span text:style-name="T45"> </text:span><text:reference-mark-start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45">(Sosteric 2022)</text:span><text:reference-mark-end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45">, t</text:span>he SpiritWiki began as a personal knowledge base, <text:span text:style-name="T68">a </text:span><text:span text:style-name="T47">“Memex” just like </text:span>Vannevar Bush <text:span text:style-name="T47">imagined </text:span><text:reference-mark-start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www.theatlantic.com/magazine/archive/1945/07/as-we-may-think/303881/&quot;,&quot;volume&quot;:&quot;1945&quot;,&quot;author&quot;:[{&quot;family&quot;:&quot;Bush&quot;,&quot;given&quot;:&quot;Vannevar&quot;}],&quot;issued&quot;:{&quot;date-parts&quot;:[[&quot;1945&quot;]]}}}],&quot;schema&quot;:&quot;https://github.com/citation-style-language/schema/raw/master/csl-citation.json&quot;} RNDtmggWOoeaS"/><text:span text:style-name="T47">(Bush 1945)</text:span><text:reference-mark-end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www.theatlantic.com/magazine/archive/1945/07/as-we-may-think/303881/&quot;,&quot;volume&quot;:&quot;1945&quot;,&quot;author&quot;:[{&quot;family&quot;:&quot;Bush&quot;,&quot;given&quot;:&quot;Vannevar&quot;}],&quot;issued&quot;:{&quot;date-parts&quot;:[[&quot;1945&quot;]]}}}],&quot;schema&quot;:&quot;https://github.com/citation-style-language/schema/raw/master/csl-citation.json&quot;} RNDtmggWOoeaS"/><text:span text:style-name="T47">.</text:span> <text:span text:style-name="T47">According to Bush, a memex was a </text:span>device to help individuals store and retrieve vast amounts of personal knowledge in an <text:span text:style-name="T81">systematic and </text:span>organized way. Bush imagined <text:span text:style-name="T81">a technology that would allow </text:span>scholars <text:span text:style-name="T81">to create </text:span>personal encyclopedias <text:span text:style-name="T68">with appropriate interlinking </text:span>that could <text:span text:style-name="T68">then </text:span>be consulted with speed and flexibility. <text:span text:style-name="T68">That’s what I wanted. </text:span><text:span text:style-name="T81">There was a lot of information flowing and I needed something to keep it all organized. </text:span><text:span text:style-name="T68">I had </text:span><text:span text:style-name="T47">learned about the </text:span><text:span text:style-name="T49">m</text:span><text:span text:style-name="T47">emex when I did </text:span><text:a xlink:type="simple" xlink:href="https://www.academia.edu/69375965/Electronic_Journals_and_the_Transformation_of_Scholarly_Communication_Constraints_and_Technical_Possibilities" text:style-name="Internet_20_link" text:visited-style-name="Visited_20_Internet_20_Link"><text:span text:style-name="T47">my dissertation on scholarly journals</text:span></text:a><text:span text:style-name="T47"> </text:span><text:reference-mark-start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47">(Sosteric 1996)</text:span><text:reference-mark-end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47">and </text:span><text:span text:style-name="T81">I naturally settled on that idea. </text:span><text:span text:style-name="T48">I searched around for a tool that could help </text:span><text:span text:style-name="T81">and </text:span><text:span text:style-name="T48">landed </text:span><text:span text:style-name="T68">on </text:span><text:span text:style-name="T48">MediaWiki </text:span><text:span text:style-name="T82">software</text:span><text:span text:style-name="T48">, </text:span><text:span text:style-name="T68">the perfect tool to build my personal, </text:span><text:span text:style-name="T85">public </text:span><text:span text:style-name="T68">memex</text:span>.</text:p>
      <text:h text:style-name="P48" text:outline-level="2">The MediaWiki Solution</text:h>
      <text:p text:style-name="P8">In 2007, I installed MediaWiki software, the same open-source platform that powers Wikipedia, and began <text:span text:style-name="T93">jotting things down</text:span>. </text:p>
      <text:p text:style-name="P18"><text:soft-page-break/><text:span text:style-name="T70">For the first few years, I just spit concepts </text:span><text:span text:style-name="T85">and ideas </text:span><text:span text:style-name="T70">down onto the page. </text:span>A concept would come up, <text:span text:style-name="T85">an idea would emerge, </text:span>I’d create an entry and some notes, I’d move on. <text:span text:style-name="T70">As time passed and concepts accumulated, I started to go back and edit, refine, update. </text:span><text:span text:style-name="T69">I wasn’t too worried about the quality of the information </text:span><text:span text:style-name="T85">in the early days. </text:span><text:span text:style-name="T71">I didn’t even care </text:span><text:span text:style-name="T74">if the statements were empirically </text:span><text:span text:style-name="T85">logical or </text:span><text:span text:style-name="T74">grounded in the literature. </text:span><text:span text:style-name="T70">I figured I’</text:span><text:span text:style-name="T94">d </text:span><text:span text:style-name="T70">work on that later. The point was just to get everything down. </text:span></text:p>
      <text:p text:style-name="P19">I thought of it like sculpting clay on a potter’s wheel. Throw a lump of unformed clay down and then work with it until something nice emerges. <text:span text:style-name="T97">These were the </text:span>early days of the SpiritWiki. <text:span text:style-name="T97">Just </text:span><text:span text:style-name="T94">me throwing unworked clay into </text:span><text:span text:style-name="T97">wiki’s database</text:span>. </text:p>
      <text:p text:style-name="P20"><text:span text:style-name="T74">At some point, </text:span><text:span text:style-name="T86">as the number of concepts grew, </text:span><text:span text:style-name="T74">I made the decision to </text:span><text:span text:style-name="T70">add </text:span><text:span text:style-name="T75">a “</text:span><text:span text:style-name="T70">notes” </text:span><text:span text:style-name="T75">section. </text:span><text:span text:style-name="T87">In this section, I threw </text:span><text:span text:style-name="T95">down </text:span><text:span text:style-name="T87">whatever I thought was relevant to the particular entry. </text:span><text:span text:style-name="T95">It could be a note. It could be a quote. It could be a badly formed thought. Like I said, I wasn’t worried about quality. I just wanted to get things down. </text:span></text:p>
      <text:p text:style-name="P24"><text:span text:style-name="T97">Eventually</text:span><text:span text:style-name="T95">, with the basic lump down, I did start to think about quality. As I revisited entries, I began to edit with that in mind, </text:span><text:span text:style-name="T98">improving definitions, notes, etc</text:span><text:span text:style-name="T95">. </text:span></text:p>
      <text:p text:style-name="P24"><text:span text:style-name="T86">N</text:span><text:span text:style-name="T75">ov 14</text:span><text:span text:style-name="T76">th</text:span><text:span text:style-name="T75"> 2018 </text:span><text:span text:style-name="T97">I </text:span><text:span text:style-name="T75">started to add citations </text:span><text:span text:style-name="T87">to relevant sources,</text:span><text:span text:style-name="T87"><text:note text:id="ftn2" text:note-class="footnote"><text:note-citation>2</text:note-citation><text:note-body><text:p text:style-name="P22">This first entry is preserved in the SpiriWiki here <text:a xlink:type="simple" xlink:href="https://spiritwiki.lightningpath.org/index.php?title=References&amp;oldid=10669" text:style-name="Internet_20_link" text:visited-style-name="Visited_20_Internet_20_Link">https://spiritwiki.lightningpath.org/index.php?title=References&amp;oldid=10669</text:a></text:p></text:note-body></text:note></text:span><text:span text:style-name="T87"> </text:span><text:span text:style-name="T95">after which the reference list grew quickly.</text:span><text:span text:style-name="T95"><text:note text:id="ftn3" text:note-class="footnote"><text:note-citation>3</text:note-citation><text:note-body><text:p text:style-name="Footnote"><text:a xlink:type="simple" xlink:href="https://spiritwiki.lightningpath.org/index.php/Template:Refnavcomplete" text:style-name="Internet_20_link" text:visited-style-name="Visited_20_Internet_20_Link">https://spiritwiki.lightningpath.org/index.php/Template:Refnavcomplete</text:a></text:p></text:note-body></text:note></text:span><text:span text:style-name="T95"> </text:span><text:span text:style-name="T87"><text:s/></text:span></text:p>
      <text:p text:style-name="P23"><text:span text:style-name="T71">At </text:span><text:span text:style-name="T70">a certain </text:span><text:span text:style-name="T71">point, </text:span><text:span text:style-name="T70">I made the decision </text:span><text:span text:style-name="T50">to </text:span><text:span text:style-name="T71">begin </text:span><text:span text:style-name="T50">manually link </text:span><text:span text:style-name="T70">concepts </text:span><text:span text:style-name="T50">together, </text:span><text:span text:style-name="T72">initially </text:span><text:span text:style-name="T50">under </text:span><text:span text:style-name="T70">a </text:span><text:span text:style-name="T50">“See Also” </text:span><text:span text:style-name="T70">heading. </text:span><text:span text:style-name="T50"><text:s/></text:span><text:span text:style-name="T96">For example, I have a concept, “</text:span><text:a xlink:type="simple" xlink:href="https://spiritwiki.lightningpath.org/index.php/Toxic_Sociialization" text:style-name="Internet_20_link" text:visited-style-name="Visited_20_Internet_20_Link"><text:span text:style-name="T96">Toxic Socialization</text:span></text:a><text:span text:style-name="T96">,” which is relevant to the idea of </text:span><text:a xlink:type="simple" xlink:href="https://spiritwiki.lightningpath.org/index.php/Human_Flourishing" text:style-name="Internet_20_link" text:visited-style-name="Visited_20_Internet_20_Link"><text:span text:style-name="T96">Human Flourishing</text:span></text:a><text:span text:style-name="T96">. So, I linked the together. <text:s/>That way somebody who was learning about toxic socialization could easily link into other related concepts, like </text:span><text:a xlink:type="simple" xlink:href="https://spiritwiki.lightningpath.org/index.php/Species_Potential" text:style-name="Internet_20_link" text:visited-style-name="Visited_20_Internet_20_Link"><text:span text:style-name="T17">Species Potential</text:span></text:a><text:span text:style-name="T96"> or </text:span><text:a xlink:type="simple" xlink:href="https://spiritwiki.lightningpath.org/index.php/Human_Diminution" text:style-name="Internet_20_link" text:visited-style-name="Visited_20_Internet_20_Link"><text:span text:style-name="T17">Human Diminution</text:span></text:a><text:span text:style-name="T17">, instantly forming associations in the user’s brain. </text:span></text:p>
      <text:p text:style-name="P23"><text:span text:style-name="T87">It is at this point that </text:span><text:span text:style-name="T83">I began </text:span><text:span text:style-name="T87">to see the pedagogical value of what I was building. M</text:span><text:span text:style-name="T83">oving beyond the idea of a personal memex, </text:span><text:span text:style-name="T87">I </text:span><text:span text:style-name="T83">began thinking in terms of a knowledge repository in the form of a </text:span><text:a xlink:type="simple" xlink:href="https://spiritwiki.lightningpath.org/index.php/Semantic_Web" text:style-name="Internet_20_link" text:visited-style-name="Visited_20_Internet_20_Link"><text:span text:style-name="T51">Semantic Web</text:span></text:a><text:span text:style-name="T51"> of the type envisaged by </text:span><text:a xlink:type="simple" xlink:href="https://spiritwiki.lightningpath.org/index.php/Tim_Berners-Lee" text:style-name="Internet_20_link" text:visited-style-name="Visited_20_Internet_20_Link"><text:span text:style-name="T51">Tim Berners-Lee</text:span></text:a><text:span text:style-name="T51"> </text:span><text:reference-mark-start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1">(Berners-Lee 2001)</text:span><text:reference-mark-end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1">, the guy who created the Internet, </text:span><text:span text:style-name="T87">but curated and controlled, with firm ethical, epistemic, </text:span><text:span text:style-name="T88">pedagogical, </text:span><text:span text:style-name="T87">and ontological grounding. </text:span><text:span text:style-name="T99">More on all that later.</text:span></text:p>
      <text:p text:style-name="P25"><text:span text:style-name="T51">I did </text:span><text:span text:style-name="T75">semantic linking </text:span><text:span text:style-name="T51">manually for a few years. </text:span><text:span text:style-name="T73">Then, </text:span><text:span text:style-name="T71">while out for a stroll in the wilds of cyberspace </text:span><text:span text:style-name="T73">one day</text:span><text:span text:style-name="T71">, </text:span>I <text:span text:style-name="T71">chanced upon </text:span>the <text:a xlink:type="simple" xlink:href="https://www.semantic-mediawiki.org/wiki/Semantic_MediaWiki" text:style-name="Internet_20_link" text:visited-style-name="Visited_20_Internet_20_Link">Semantic MediaWiki</text:a> extension. I added that <text:span text:style-name="T67">extension to the installation </text:span>and began <text:span text:style-name="T75">to develop a more structured strategy </text:span><text:span text:style-name="T84">for</text:span><text:span text:style-name="T75"> linking. </text:span><text:span text:style-name="T51">I played around with </text:span><text:span text:style-name="T64">how to </text:span><text:span text:style-name="T71">do that </text:span><text:span text:style-name="T73">for a while, </text:span><text:span text:style-name="T88">eventually settling </text:span><text:span text:style-name="T51">on a page structure </text:span><text:span text:style-name="T66">(see our </text:span><text:a xlink:type="simple" xlink:href="https://spiritwiki.lightningpath.org/index.php/Template:Entry" text:style-name="Internet_20_link" text:visited-style-name="Visited_20_Internet_20_Link"><text:span text:style-name="T66">Entry Template</text:span></text:a><text:span text:style-name="T66">) </text:span><text:span text:style-name="T51">that include</text:span><text:span text:style-name="T73">d four compulsory </text:span><text:span text:style-name="T84">sections (definition, concept map, notes, and quote</text:span><text:span text:style-name="T88">s</text:span><text:span text:style-name="T84">) </text:span><text:span text:style-name="T73">and a number of optional sections, </text:span><text:span text:style-name="T88">still in development</text:span><text:span text:style-name="T65">. </text:span></text:p>
      <text:p text:style-name="P27"><text:soft-page-break/><text:span text:style-name="T11">The </text:span><text:span text:style-name="T52">Definition</text:span> sections includes a definition.</text:p>
      <text:p text:style-name="P27"><text:span text:style-name="T11">The </text:span><text:span text:style-name="T52">Concept Map </text:span>includes a varying number of sections (Key Terms, Key Figures, Related LP Terms, Non-LP Related Terms, and Syncretic Terms) that semantically link to other SpiritWiki pages. </text:p>
      <text:p text:style-name="P26"><text:span text:style-name="T18">The </text:span><text:span text:style-name="T59">Notes s</text:span><text:span text:style-name="T100">ection includes whatever notes I think are relevant, either to myself or to a person crossing paths with the page. </text:span></text:p>
      <text:p text:style-name="P28">Finally, the <text:span text:style-name="T52">Quotes </text:span>section contains interesting and edifying direct quotes, suitable for memetic treatment. </text:p>
      <text:p text:style-name="P26"><text:span text:style-name="T99">At this point, </text:span><text:span text:style-name="T78">I would say t</text:span><text:span text:style-name="T66">he </text:span><text:span text:style-name="T64">semantic linking </text:span><text:span text:style-name="T78">coupled with the organic way in which pages can be instantly updated </text:span><text:span text:style-name="T64">creates </text:span><text:span text:style-name="T78">not so much a </text:span><text:span text:style-name="T101">semantic web </text:span><text:span text:style-name="T78">but </text:span><text:span text:style-name="T64">a </text:span><text:a xlink:type="simple" xlink:href="https://spiritwiki.lightningpath.org/index.php/Mycelium_Web" text:style-name="Internet_20_link" text:visited-style-name="Visited_20_Internet_20_Link"><text:span text:style-name="T19">Mycelium Web</text:span></text:a><text:span text:style-name="T51"> </text:span><text:span text:style-name="T53">(MW)</text:span><text:span text:style-name="T51">.</text:span><text:span text:style-name="T51"><text:note text:id="ftn4" text:note-class="footnote"><text:note-citation>4</text:note-citation><text:note-body><text:p text:style-name="Footnote">https://spiritwiki.lightningpath.org/index.php/Mycelium_Web</text:p></text:note-body></text:note></text:span><text:span text:style-name="T51"> <text:s/>I would say this </text:span><text:span text:style-name="T84">mycelium web </text:span><text:span text:style-name="T88">is the </text:span><text:span text:style-name="T84">foundation </text:span><text:span text:style-name="T88">for </text:span><text:span text:style-name="T101">the </text:span><text:span text:style-name="T84">SpiritWiki </text:span><text:a xlink:type="simple" xlink:href="https://spiritwiki.lightningpath.org/index.php/Knowledge_Ecosystem" text:style-name="Internet_20_link" text:visited-style-name="Visited_20_Internet_20_Link"><text:span text:style-name="T84">Knowledge Ecosystem</text:span></text:a><text:span text:style-name="T88">, </text:span><text:span text:style-name="T101">for any knowledge system really. </text:span><text:span text:style-name="T88">I would also say that this MW has </text:span><text:span text:style-name="T84">significant </text:span><text:span text:style-name="T51">pedagogical, </text:span><text:span text:style-name="T84">scholarly, </text:span><text:span text:style-name="T78">and theoretical </text:span><text:span text:style-name="T51">benefits, </text:span><text:span text:style-name="T99">benefits which I will briefly examine now.</text:span></text:p>
      <text:h text:style-name="P44" text:outline-level="1" text:is-list-header="true">Epistemic Foundations</text:h>
      <text:h text:style-name="P49" text:outline-level="2"><text:span text:style-name="T79">Pedagogical Benefits: </text:span>Fostering <text:span text:style-name="T79">Exploration and </text:span>Cognitive Agency</text:h>
      <text:p text:style-name="Normal">Pedagogically, the SpiritWiki is an exceptional teaching tool with <text:span text:style-name="T110">several</text:span> distinct advantages.</text:p>
      <text:h text:style-name="Heading_20_3" text:outline-level="3"><text:span text:style-name="Strong_20_Emphasis">One: Guided Instruction</text:span></text:h>
      <text:p text:style-name="P29"><text:span text:style-name="Strong_20_Emphasis"><text:span text:style-name="T20">The SpiritWiki is a guided educational tour., kinda like a textbook. <text:s/></text:span></text:span><text:a xlink:type="simple" xlink:href="https://spiritwiki.lightningpath.org/index.php/Knowledge_Stewards" text:style-name="Internet_20_link" text:visited-style-name="Visited_20_Internet_20_Link"><text:span text:style-name="T11">Knowledge Stewards</text:span></text:a><text:span text:style-name="T11">, </text:span><text:span text:style-name="T20">of which I am the first, present the information in a way that facilitates student learning. <text:s/>They </text:span>create <text:span text:style-name="T102">the definition, </text:span><text:span text:style-name="T104">add edifying notes, </text:span><text:span text:style-name="T102">organize </text:span><text:span text:style-name="T104">it </text:span><text:span text:style-name="T102">into a semantic </text:span><text:span text:style-name="T104">hierarchies</text:span><text:span text:style-name="T102">, and then create </text:span>semantic links that provide curated pathways through the network. <text:span text:style-name="T102">They do this with pedagogical (and theoretical) purpose in mind. </text:span>This guided approach ensures learners encounter ideas in meaningful sequences while maintaining freedom to diverge where interest leads. <text:span text:style-name="T102"><text:s/></text:span></text:p>
      <text:h text:style-name="Heading_20_3" text:outline-level="3"><text:span text:style-name="Strong_20_Emphasis">Two: Cognitive Agency</text:span></text:h>
      <text:p text:style-name="Normal">Rather than presenting knowledge as fixed doctrine to be memorized, the SpiritWiki invites users to explore, connect, and discover. Once an individual enters the network, they can follow whatever path they choose. The interlinked structure encourages independent navigation—readers follow their own curiosity, build their own understanding, and develop critical thinking capacities. </text:p>
      <text:h text:style-name="Heading_20_3" text:outline-level="3"><text:soft-page-break/><text:span text:style-name="Strong_20_Emphasis">Three: Safe Exploration</text:span></text:h>
      <text:p text:style-name="Normal">Knowledge is contained within a network characterized by a firm, crystal-clear <text:a xlink:type="simple" xlink:href="https://spiritwiki.lightningpath.org/index.php/Ontological_Foundations" text:style-name="Internet_20_link" text:visited-style-name="Visited_20_Internet_20_Link"><text:span text:style-name="T52">Ontological Foundatio</text:span><text:span text:style-name="T60">ns</text:span></text:a> and strong <text:a xlink:type="simple" xlink:href="https://spiritwiki.lightningpath.org/index.php/Epistemic_Controls" text:style-name="Internet_20_link" text:visited-style-name="Visited_20_Internet_20_Link"><text:span text:style-name="T105">Epistemic Controls</text:span></text:a>. Users can explore wherever their curiosity, logic, or intuition leads them, expanding their knowledge and understanding rapidly, but always within a contained space <text:span text:style-name="T103">carefully curated by </text:span><text:a xlink:type="simple" xlink:href="https://spiritwiki.lightningpath.org/index.php/Field_Expert" text:style-name="Internet_20_link" text:visited-style-name="Visited_20_Internet_20_Link"><text:span text:style-name="T103">Field Experts</text:span></text:a>. This container protects learners from the misinformation, ideological distortion, and <text:span text:style-name="T89">the </text:span><text:span text:style-name="T57">E</text:span><text:span text:style-name="T52">pistemic </text:span><text:span text:style-name="T57">V</text:span><text:span text:style-name="T52">iolence </text:span>rampant in uncontrolled information environments.</text:p>
      <text:h text:style-name="Heading_20_3" text:outline-level="3"><text:span text:style-name="Strong_20_Emphasis">Four: Ecosystem Integrity</text:span></text:h>
      <text:p text:style-name="P21">Unlike open-access platforms like Wikipedia, only approved <text:span text:style-name="T52">Knowledge Stewards </text:span>may create or modify entries. Multiple <text:span text:style-name="T89">k</text:span>nowledge <text:span text:style-name="T89">s</text:span>tewards, <text:span text:style-name="T106">field experts </text:span>who have committed to the ontological foundations and epistemic controls of the <text:span text:style-name="T106">SpiritWiki knowledge ecosystem</text:span>, maintain and evolve the resource. This ensures <text:span text:style-name="T104">strong internal fact checking, </text:span>quality, consistency, and, <text:span text:style-name="T104">most importantly,</text:span> alignment with the system's purposes, <text:span text:style-name="T90">which in the case of the SpiritWiki are personal and collective healing and global </text:span><text:span text:style-name="T104">transformation</text:span>. </text:p>
      <text:h text:style-name="Heading_20_3" text:outline-level="3"><text:span text:style-name="Strong_20_Emphasis">Five: Comprehensive Integration</text:span></text:h>
      <text:p text:style-name="P21">The curated interlinking and fostering of cognitive agency makes the SpiritWiki a powerful foundation for conveying knowledge—not just the <text:a xlink:type="simple" xlink:href="https://spiritwiki.lightningpath.org/index.php/The_Lightning_Path" text:style-name="Internet_20_link" text:visited-style-name="Visited_20_Internet_20_Link">Lightning Path <text:span text:style-name="T107">Human Development Fr</text:span>amework</text:a> <text:span text:style-name="T113">(LP)</text:span>, but other frameworks <text:span text:style-name="T107">(like the </text:span><text:a xlink:type="simple" xlink:href="https://spiritwiki.lightningpath.org/index.php/Eupsychia" text:style-name="Internet_20_link" text:visited-style-name="Visited_20_Internet_20_Link"><text:span text:style-name="T107">Eupsychian Framework</text:span></text:a><text:span text:style-name="T107">) </text:span>as well.</text:p>
      <text:h text:style-name="Heading_20_3" text:outline-level="3"><text:span text:style-name="Strong_20_Emphasis">Six: Superior Replacement for Commercial Textbooks</text:span></text:h>
      <text:p text:style-name="P30">The SpiritWiki <text:span text:style-name="T108">is a superior replacement for commercial textbooks. It </text:span>contains over 1,700 terms—far more than your average introductory textbook, <text:span text:style-name="T107">and certainly more will be added as the ecosystem evolve</text:span>. <text:s/></text:p>
      <text:p text:style-name="P30"><text:span text:style-name="T108">Unlike textbooks where the terms are contextualized once in the main text, t</text:span>hese terms are not nodes in a mycelium network of ideas <text:span text:style-name="T108">that provides expanded and expanding context</text:span>. </text:p>
      <text:p text:style-name="P30">Unlike static textbooks that freeze knowledge at publication, the SpiritWiki evolves continuously. <text:span text:style-name="T107">Any student at any moment anywhere on the planet gets up-to-date </text:span><text:span text:style-name="T109">knowledge </text:span><text:span text:style-name="T107">content instantly. </text:span></text:p>
      <text:p text:style-name="P30">Unlike commercial texts <text:span text:style-name="T107">which are difficult to maintain and revise, </text:span><text:span text:style-name="T108">given modest funding, </text:span><text:span text:style-name="T107">this “textbook” is always up to date. </text:span></text:p>
      <text:p text:style-name="P30"><text:span text:style-name="T108">Finally, u</text:span><text:span text:style-name="T107">nlike commercial texts </text:span>that serve profit motives, this resource serves <text:a xlink:type="simple" xlink:href="https://spiritwiki.lightningpath.org/index.php/Human_Flourishing" text:style-name="Internet_20_link" text:visited-style-name="Visited_20_Internet_20_Link"><text:span text:style-name="T107">Human Flourishing</text:span></text:a>. </text:p>
      <text:h text:style-name="Heading_20_3" text:outline-level="3"><text:soft-page-break/><text:span text:style-name="T52">Seven</text:span>: <text:span text:style-name="T110">Flexible</text:span> <text:span text:style-name="T52">Windows of Entry</text:span>. <text:s text:c="2"/></text:h>
      <text:p text:style-name="P31">The SpiritWiki offers multiple pathways for engagement, accommodating diverse learning styles, levels of familiarity, and modes of discovery. Users may enter independently, diving directly into the mycelium web and following their own curiosity, or they may approach through carefully guided portals, <text:span text:style-name="T111">either independently with with the help of a </text:span><text:a xlink:type="simple" xlink:href="../../../../1_Lightning_Path/1_Patreon/0.%20Introductions/1.introduction-to-the-lp/A%20Knowledge%20Guide%20is%20an%20active%20navigator%20and%20interpreter%20of%20a%20Knowledge%20Ecosystem%20who%20facilitates%20entry,%20exploration,%20and%20understanding%20for%20others.%20Knowledge%20Guides%20operate%20through%20multiple%20modalities—including%20written%20articles,%20video%20presentations,%20audio%20content,%20visual%20media,%20memes,%20and%20direct%20instruction—to%20orient%20users%20within%20complex%20knowledge%20systems,%20bridge%20conceptual%20gaps,%20and%20illuminate%20pathways%20for%20discovery.%20Unlike%20passive%20information%20repositories,%20Knowledge%20Guides%20engage%20dynamically%20with%20both%20the%20knowledge%20system%20and%20the%20learner,%20adapting%20presentation%20to%20audience%20need,%20context,%20and%20developmental%20readiness.%20They%20serve%20as%20living%20interfaces%20between%20the%20structured%20content%20of%20a%20Knowledge%20Ecosystem%20and%20the%20seeking%20individual,%20transforming%20abstract%20information%20into%20accessible,%20meaningful,%20and%20actionable%20understanding." text:style-name="Internet_20_link" text:visited-style-name="Visited_20_Internet_20_Link"><text:span text:style-name="T61">Knowledge Guide</text:span></text:a><text:span text:style-name="T61"> </text:span><text:span text:style-name="T21">of some sort</text:span><text:span text:style-name="T111">. <text:s/></text:span>This article itself functions as one such window—introducing the nature of the SpiritWiki and the theoretical foundations that undergird it. Other entry points <text:span text:style-name="T112">might </text:span>focus on specific domains: Eupsychia and the principles of healthy society; educational theory and the LP pedagogy; the ontological groundings that provide the system's philosophical foundation; or practical applications like the Pathfinder training model. Whether a seeker arrives with questions about human development, scholarly interests in epistemic infrastructure, or simply curiosity about the Lightning Path, they will find a welcoming aperture into the knowledge ecosystem.</text:p>
      <text:h text:style-name="Heading_20_3" text:outline-level="3"><text:span text:style-name="T58">Eight</text:span><text:span text:style-name="T91">: Supports </text:span>AI Integration. </text:h>
      <text:p text:style-name="P32">The SpiritWiki's structured, semantically rich content makes it ideal for AI training. The LP AI Pathfinder and future AI assistants can access, process, and understand the LP framework with accuracy and nuance in an instant. As AI translation and instruction capabilities expand, this structured foundation will enable global, personalized education at unprecedented scale. Unlike large language models trained on the chaotic, uncurated content of the commercial internet—prone to hallucination, bias, and epistemic pollution—AI systems trained on the SpiritWiki inherit its ontological clarity, ethical grounding, and semantic precision. The result is symbiotic human-machine enhancement: AI amplifies human cognitive agency while remaining anchored in a contained, curated, healing-oriented knowledge environment.</text:p>
      <text:h text:style-name="Heading_20_3" text:outline-level="3">Conclusion</text:h>
      <text:p text:style-name="P33">Taken together, these eight advantages demonstrate the SpiritWiki's clear superiority over traditional textbooks and conventional educational technologies. Where textbooks offer static, frozen knowledge fixed at publication date, the SpiritWiki provides <text:span text:style-name="Strong_20_Emphasis">dynamic, evolving content</text:span> always current with the latest insights. Where textbooks present isolated facts in linear sequence, the SpiritWiki offers <text:span text:style-name="Strong_20_Emphasis">semantic integration</text:span>—1,700+ interlinked concepts forming a mycelium web of expanding context and meaning. Where textbooks enforce passive consumption of authoritative doctrine, the SpiritWiki fosters <text:span text:style-name="Strong_20_Emphasis">cognitive agency</text:span>—empowering learners to explore, discover, and build understanding according to their own curiosity and need. Where textbooks are gatekept by price and publisher, the SpiritWiki ensures <text:span text:style-name="Strong_20_Emphasis">global, instant, free access</text:span> to high-quality educational content. Where textbooks are vulnerable to ideological capture and commercial distortion, the SpiritWiki maintains <text:span text:style-name="Strong_20_Emphasis">ecosystem integrity</text:span> through Knowledge Stewards, epistemic controls, <text:soft-page-break/>and firm ontological grounding. Where textbooks offer single entry points and rigid curricula, the SpiritWiki provides <text:span text:style-name="Strong_20_Emphasis">flexible windows of entry</text:span> accommodating diverse learners and purposes. Where textbooks remain isolated from emerging technologies, the SpiritWiki enables <text:span text:style-name="Strong_20_Emphasis">AI integration</text:span> for personalized, scalable, symbiotic instruction. And critically, where textbooks serve profit motives and the <text:span text:style-name="Strong_20_Emphasis">Regime of Accumulation</text:span>, the SpiritWiki serves <text:span text:style-name="Strong_20_Emphasis">Human Flourishing</text:span>—knowledge as a public good, freely given, ethically stewarded, and dedicated to healing and transformation. In sum: the SpiritWiki is not merely an improved textbook. It is a fundamentally different kind of educational technology—one that embodies the emancipatory potential Bush and Berners-Lee envisioned, realized at last through the Lightning Path's commitment to epistemic democracy, organic scholarship, and planetary healing.</text:p>
      <text:h text:style-name="P47" text:outline-level="2"><text:span text:style-name="T79">Scholarly Benefits</text:span>: An Interconnected Knowledge Web</text:h>
      <text:p text:style-name="P7"><text:span text:style-name="T91">In addition to pedagogical benefits, </text:span><text:span text:style-name="T114">there are </text:span><text:span text:style-name="T91">scholarly benefits a well. </text:span>This structure enables what we might call <text:span text:style-name="T55">O</text:span><text:span text:style-name="T52">rganic </text:span><text:span text:style-name="T55">S</text:span><text:span text:style-name="T56">cholarship</text:span><text:span text:style-name="T79">. </text:span>Unlike traditional academic publishing, where ideas <text:span text:style-name="T92">are gatekept by commercial pressed, where they become </text:span>frozen in static journal articles <text:span text:style-name="T91">and ossified textbooks which are expensive and difficult to maintain</text:span>, the SpiritWiki allows concepts to evolve as new insights emerge. Definitions can be refined, connections can be added, and theoretical frameworks can grow more sophisticated without losing their history.</text:p>
      <text:p text:style-name="P9">From a research perspective, the SpiritWiki functions as a living document—constantly updated, immediately accessible, and transparently developed. New concepts are <text:span text:style-name="T80">discussed and </text:span>added as they emerge. Citations are <text:span text:style-name="T80">immediately </text:span>integrated to maintain academic rigor. Theoretical problems are flagged and addressed through collaborative deliberation.</text:p>
      <text:p text:style-name="P9">This approach solves several problems endemic to <text:span text:style-name="T92">scholarly communities that rely on </text:span>traditional <text:span text:style-name="T80">research communication. </text:span></text:p>
      <text:p text:style-name="P10"/>
      <table:table table:name="Table1" table:style-name="Table1">
        <table:table-column table:style-name="Table1.A" table:number-columns-repeated="2"/>
        <table:table-header-rows>
          <table:table-row table:style-name="Table1.1">
            <table:table-cell table:style-name="Table1.A1" office:value-type="string">
              <text:p text:style-name="P11">Traditional/<text:span text:style-name="T80">Inorganic</text:span> <text:span text:style-name="T80">Scholarly Communication</text:span></text:p>
            </table:table-cell>
            <table:table-cell table:style-name="Table1.A1" office:value-type="string">
              <text:p text:style-name="P12">Organic Scholarship</text:p>
            </table:table-cell>
          </table:table-row>
        </table:table-header-rows>
        <table:table-row table:style-name="Table1.2">
          <table:table-cell table:style-name="Table1.A2" office:value-type="string">
            <text:p text:style-name="P13">Slow publication cycles (months to years)</text:p>
          </table:table-cell>
          <table:table-cell table:style-name="Table1.B2" office:value-type="string">
            <text:p text:style-name="P13">Immediate publication and updating</text:p>
          </table:table-cell>
        </table:table-row>
        <table:table-row table:style-name="Table1.2">
          <table:table-cell table:style-name="Table1.A3" office:value-type="string">
            <text:p text:style-name="P13">Anonymous, unaccountable peer review</text:p>
          </table:table-cell>
          <table:table-cell table:style-name="Table1.B3" office:value-type="string">
            <text:p text:style-name="P13">Transparent, attributable collaborative review</text:p>
          </table:table-cell>
        </table:table-row>
        <table:table-row table:style-name="Table1.2">
          <table:table-cell table:style-name="Table1.A4" office:value-type="string">
            <text:p text:style-name="P13">Static, frozen knowledge</text:p>
          </table:table-cell>
          <table:table-cell table:style-name="Table1.B4" office:value-type="string">
            <text:p text:style-name="P13">Living, evolving theoretical development</text:p>
          </table:table-cell>
        </table:table-row>
        <table:table-row table:style-name="Table1.2">
          <table:table-cell table:style-name="Table1.A5" office:value-type="string">
            <text:p text:style-name="P13">Gatekeeping by established interests</text:p>
          </table:table-cell>
          <table:table-cell table:style-name="Table1.B5" office:value-type="string">
            <text:p text:style-name="P13"><text:span text:style-name="T80">Knowledge development and o</text:span>pen access stewarded by <text:span text:style-name="T54">Field Experts</text:span></text:p>
          </table:table-cell>
        </table:table-row>
        <table:table-row table:style-name="Table1.2">
          <table:table-cell table:style-name="Table1.A6" office:value-type="string">
            <text:p text:style-name="P13">Limited distribution (academic libraries)</text:p>
          </table:table-cell>
          <table:table-cell table:style-name="Table1.B6" office:value-type="string">
            <text:p text:style-name="P13">Global, instant, free access</text:p>
          </table:table-cell>
        </table:table-row>
      </table:table>
      <text:p text:style-name="P10"><text:soft-page-break/></text:p>
      <text:h text:style-name="Heading_20_2" text:outline-level="2"><text:span text:style-name="Strong_20_Emphasis">Theoretical Benefits: Organic Development and Canonical Currency</text:span></text:h>
      <text:p text:style-name="P17">Peacetable documents</text:p>
      <text:p text:style-name="Normal">Beyond pedagogy, the SpiritWiki represents a fundamental advance in how theoretical knowledge develops, stabilizes, and transmits—a shift from static, fossilized theory to <text:span text:style-name="Strong_20_Emphasis">living, evolving theoretical ecosystems</text:span>.</text:p>
      <text:p text:style-name="Normal">Consider the cautionary tale of Abraham Maslow. His theory of human needs underwent significant evolution across his career: he added a second hierarchy of cognitive needs (to know and understand), later incorporated aesthetic needs, the need for transcendence, a theory of "meta-needs," and was working toward a comprehensive Eupsychian psychology when he died. Yet the field fixated on the <text:span text:style-name="Strong_20_Emphasis">earliest, most incomplete version</text:span>—the now-iconic pyramid that Maslow never even proposed (it was invented by a business theorist in 1960 to help "maximize motivational impact of management initiatives"). Why?</text:p>
      <text:p text:style-name="Normal">Partly because Maslow lacked adequate <text:span text:style-name="Strong_20_Emphasis">knowledge technology</text:span>. He worked on typewriters. He had no email, no collaborative editing, no instant global distribution. When he revised his thinking, those updates entered the slow, fragmented channels of academic publishing—journals, books, lectures—where they competed with earlier, simpler versions already entrenched in textbooks and popular imagination. The result: theoretical fragmentation, with subsequent scholars inevitably centering on his <text:span text:style-name="Strong_20_Emphasis">undeveloped early definitions</text:span> even though Maslow himself had moved far beyond them.</text:p>
      <text:p text:style-name="Normal">The SpiritWiki eliminates this problem entirely. Concepts are <text:span text:style-name="Strong_20_Emphasis">created and updated in live-time</text:span>. When a Knowledge Steward refines a definition—incorporating new empirical findings, correcting errors, or expanding conceptual scope—that change becomes <text:span text:style-name="Strong_20_Emphasis">immediately canonical</text:span>. There is no lag between insight and dissemination. No competing versions persist in separate textbooks, lecture notes, or journal articles. The "official" definition is always the current one, accessible instantly to all users worldwide.</text:p>
      <text:p text:style-name="Normal">This represents a <text:span text:style-name="Strong_20_Emphasis">huge leap forward</text:span> for theoretical development. In traditional systems, theories become "frozen" at publication, then misinterpreted, oversimplified, or ideologically corrupted as they pass through successive citations. The pyramid of needs is the perfect example: a business-friendly distortion replaced Maslow's nuanced, holistic vision because the technology didn't exist to keep his evolving theory intact and accessible. The SpiritWiki ensures this can never happen. <text:span text:style-name="Strong_20_Emphasis">The theory is always up to date, always canonical, always true to its most developed form.</text:span></text:p>
      <text:p text:style-name="Normal">Moreover, the <text:span text:style-name="Strong_20_Emphasis">organic nature</text:span> of this development preserves theoretical integrity while enabling growth. Changes are transparent (full edit histories are maintained), collaborative (multiple Knowledge Stewards <text:soft-page-break/>contribute expertise), and accountable (grounded in the system's ontological foundations and epistemic controls). New concepts emerge naturally, linked semantically to existing ones, allowing theories to grow more sophisticated without losing coherence. The mycelium structure ensures that expansions integrate logically—unlike traditional academic silos where subdisciplines diverge into mutual incomprehensibility.</text:p>
      <text:p text:style-name="Normal">For the Lightning Path specifically, this means the Seven Essential Needs theory, the Eupsychian framework, and all associated concepts can evolve as new insights emerge—incorporating cross-cultural perspectives, neuroscientific findings, or clinical observations—without fear that early, incomplete versions will persist in textbooks or popular discourse. The <text:span text:style-name="Strong_20_Emphasis">canonical truth is the current truth</text:span>.</text:p>
      <text:p text:style-name="Normal">This capacity for <text:span text:style-name="Strong_20_Emphasis">organic theoretical development</text:span> transforms knowledge from a static inheritance into a dynamic, collaborative project. It honors what Bush envisioned: not merely storing knowledge, but enabling its <text:span text:style-name="Strong_20_Emphasis">continuous evolution</text:span> while preserving accessibility and clarity. In the SpiritWiki, we do not merely stand on the shoulders of giants—we actively extend their reach, ensuring their insights grow more precise, more comprehensive, and more beneficial with each passing day.</text:p>
      <text:h text:style-name="P45" text:outline-level="1">The SpiritWiki and Global Transformation</text:h>
      <text:p text:style-name="P4">The implications of the SpiritWiki extend far beyond the Lightning Path itself. It represents a proof of concept for how Knowledge Technology can be harnessed for planetary transformation:</text:p>
      <text:list text:style-name="WWNum1">
        <text:list-item>
          <text:p text:style-name="P50">Democratization of expertise: Qualified contributors worldwide can participate in theoretical development</text:p>
        </text:list-item>
        <text:list-item>
          <text:p text:style-name="P50">Acceleration of insight: Ideas spread instantly rather than through slow institutional channels</text:p>
        </text:list-item>
        <text:list-item>
          <text:p text:style-name="P50">Preservation of evolution: The complete edit history maintains transparency about how understanding develops</text:p>
        </text:list-item>
        <text:list-item>
          <text:p text:style-name="P50">Integration of wisdom: Ancient insights and modern discoveries can be woven into coherent frameworks</text:p>
        </text:list-item>
        <text:list-item>
          <text:p text:style-name="P50">Scalable education: AI-ready structure enables personalized, global instruction</text:p>
        </text:list-item>
      </text:list>
      <text:p text:style-name="P4">In an era of polycrisis—environmental collapse, social fragmentation, spiritual alienation—we need knowledge systems capable of rapid, collaborative, transformative development. The SpiritWiki demonstrates that such systems are not only possible but already operational.</text:p>
      <text:h text:style-name="P43" text:outline-level="1">ACCESS AND PARTICIPATION</text:h>
      <text:p text:style-name="P4">The SpiritWiki is freely available at https://spiritwiki.lightningpath.org. It is marked CC0 1.0 Universal—public domain, free for all humanity to use, modify, and build upon.</text:p>
      <text:p text:style-name="P4"/>
      <text:p text:style-name="P4">https://spiritwiki.lightningpath.org/index.php/Support</text:p>
      <text:p text:style-name="P4"><text:soft-page-break/></text:p>
      <text:p text:style-name="Normal">The SpiritWiki will continue evolving—growing more sophisticated, more interconnected, more capable of supporting human flourishing. It is a living testament to what becomes possible when we combine ancient wisdom about human potential with modern technology for knowledge creation and distribution.</text:p>
      <text:p text:style-name="P4">The question, as always, is not can we develop the tools for transformation, but will we use them?</text:p>
      <text:p text:style-name="P4"/>
      <text:h text:style-name="P46" text:outline-level="1"/>
      <text:h text:style-name="P42" text:outline-level="1">References</text:h>
      <text:section text:style-name="Sect1" text:name="ZOTERO_BIBL {&quot;uncited&quot;:[],&quot;omitted&quot;:[],&quot;custom&quot;:[]} CSL_BIBLIOGRAPHY RNDDwDPHcVAUD">
        <text:p text:style-name="P16">Berners-Lee, Tim. 2001. “The Semantic Web.” <text:span text:style-name="T77">Scientific American</text:span>.</text:p>
        <text:p text:style-name="P15">Bush, Vannevar. 1945. “As We May Think.” <text:span text:style-name="T77">The Atlantic Monthly</text:span>. <text:a xlink:type="simple" xlink:href="https://www.theatlantic.com/magazine/archive/1945/07/as-we-may-think/303881" text:style-name="Internet_20_link" text:visited-style-name="Visited_20_Internet_20_Link">https://www.theatlantic.com/magazine/archive/1945/07/as-we-may-think/303881</text:a>.</text:p>
        <text:p text:style-name="Bibliography_20_1">Sosteric, Mike. 1996. “Electronic Journals and the Scholarly Communication Process: Notes and Issues.” <text:span text:style-name="T77">Electronic Journal of Sociology</text:span> 2 (1).</text:p>
        <text:p text:style-name="Bibliography_20_1">Sosteric, Mike. 2022. “Connection 100 – An Auto-Ethnography of My (Mystical) Connection Experiences.” <text:span text:style-name="T77">Religions</text:span> 13 (10). https://doi.org/https://doi.org/10.3390/rel13100993.</text:p>
      </text:section>
      <text:h text:style-name="P43" text:outline-level="1"><text:span text:style-name="Default_20_Paragraph_20_Font"><text:span text:style-name="T46"/></text:span></text:h>
      <text:p text:style-name="P3"><text:span text:style-name="Default_20_Paragraph_20_Font"><text:span text:style-name="T37"/></text:span></text:p>
      <text:p text:style-name="P6"/>
      <text:p text:style-name="Normal"><text:reference-mark-start text:name="ZOTERO_TEMP RNDGzQQuFFBmx"/>{Citation}<text:reference-mark-end text:name="ZOTERO_TEMP RNDGzQQuFFBm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Caslon Pro2" fo:font-family="'Adobe Caslon Pr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0783in" fo:margin-bottom="0.0783in" style:contextual-spacing="false" fo:line-height="150%" fo:hyphenation-ladder-count="no-limit"/>
      <style:text-properties style:font-name="Adobe Caslon Pro2"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text-align="center" style:justify-single-word="false" fo:hyphenation-ladder-count="no-limit"/>
      <style:text-properties style:font-name="Times New Roman2" fo:font-family="'Times New Roman'" style:font-style-name="Regular" style:font-family-generic="roma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0398in" fo:margin-bottom="0.0984in" style:contextual-spacing="false" fo:orphans="0" fo:widows="0" text:number-lines="false" text:line-number="0"/>
      <style:text-properties style:font-name="Times New Roman2"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margin-top="0.0398in" fo:margin-bottom="0.2362in" style:contextual-spacing="false"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1" style:display-name="Heading 1" style:family="paragraph" style:parent-style-name="Normal" style:next-style-name="Normal" style:default-outline-level="1" style:class="text">
      <style:paragraph-properties fo:margin-top="0.1701in" fo:margin-bottom="0.0598in" style:contextual-spacing="false" fo:text-align="center" style:justify-single-word="false" fo:keep-together="always" fo:hyphenation-ladder-count="no-limit" fo:keep-with-next="always"/>
      <style:text-properties fo:color="#000000" loext:opacity="100%" style:font-name="Adobe Caslon Pro2" fo:font-family="'Adobe Caslon Pro'" style:font-style-name="Regular" style:font-pitch="variable" fo:font-size="1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83in" fo:margin-bottom="0.0783in" style:contextual-spacing="false" fo:line-height="115%" fo:keep-together="always" fo:hyphenation-ladder-count="no-limit" fo:padding-left="0.0193in" fo:padding-right="0.0193in" fo:padding-top="0.0193in" fo:padding-bottom="0.0783in" fo:border-left="none" fo:border-right="none" fo:border-top="none" fo:border-bottom="0.06pt solid #000000" fo:keep-with-next="always"/>
      <style:text-properties fo:color="#000000"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333333"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text-properties officeooo:paragraph-rsid="00417548"/>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455e0a6" style:font-weight-asian="normal" style:font-weight-complex="normal"/>
    </style:style>
    <style:style style:name="MT3" style:family="text">
      <style:text-properties fo:language="en" fo:country="US" fo:font-weight="normal" officeooo:rsid="002f88b2" style:font-weight-asian="normal" style:font-weight-complex="normal"/>
    </style:style>
    <style:style style:name="MT4" style:family="text">
      <style:text-properties fo:language="en" fo:country="US" fo:font-weight="normal" officeooo:rsid="0055db3f" style:font-weight-asian="normal" style:font-weight-complex="normal"/>
    </style:style>
    <style:style style:name="MT5" style:family="text">
      <style:text-properties fo:language="en" fo:country="US" fo:font-weight="normal" officeooo:rsid="0456ab71" style:font-weight-asian="normal" style:font-weight-complex="normal"/>
    </style:style>
    <style:style style:name="MT6" style:family="text">
      <style:text-properties fo:language="en" fo:country="US" fo:font-weight="normal" officeooo:rsid="0044e898" style:font-weight-asian="normal" style:font-weight-complex="normal"/>
    </style:style>
    <style:style style:name="MT7" style:family="text">
      <style:text-properties fo:language="en" fo:country="US" fo:font-weight="normal" officeooo:rsid="002260d9" style:font-weight-asian="normal" style:font-weight-complex="normal"/>
    </style:style>
    <style:style style:name="MT8" style:family="text">
      <style:text-properties fo:language="en" fo:country="US" fo:font-weight="normal" officeooo:rsid="00370a6e" style:font-weight-asian="normal" style:font-weight-complex="normal"/>
    </style:style>
    <style:style style:name="MT9" style:family="text">
      <style:text-properties fo:language="en" fo:country="US" fo:font-weight="normal" officeooo:rsid="0459f5ed" style:font-weight-asian="normal" style:font-weight-complex="normal"/>
    </style:style>
    <style:style style:name="MT10" style:family="text">
      <style:text-properties officeooo:rsid="004895a8"/>
    </style:style>
    <style:style style:name="MT11"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2</text:page-number></text:p>
      </style:footer>
    </style:master-page>
    <style:master-page style:name="MP0" style:page-layout-name="Mpm2" draw:style-name="Mdp1">
      <style:header>
        <text:p text:style-name="Header"/>
      </style:header>
      <style:footer>
        <text:p text:style-name="MP2"><text:span text:style-name="Default_20_Paragraph_20_Font"><text:span text:style-name="MT1">Full Content <text:line-break/></text:span></text:span><text:a xlink:type="simple" xlink:href="https://www.patreon.com/collection/151795?view=condensed" office:target-frame-name="_top" xlink:show="replace" text:style-name="Internet_20_link" text:visited-style-name="Visited_20_Internet_20_Link"><text:span text:style-name="Hyperlink"><text:span text:style-name="MT1">patreon/Intro Guide</text:span></text:span></text:a><text:span text:style-name="Default_20_Paragraph_20_Font"><text:span text:style-name="MT2"><text:line-break/></text:span></text:span><text:a xlink:type="simple" xlink:href="https://www.patreon.com/posts/91088136" text:style-name="Internet_20_link" text:visited-style-name="Visited_20_Internet_20_Link"><text:span text:style-name="Default_20_Paragraph_20_Font"><text:span text:style-name="MT3">Version: </text:span></text:span><text:span text:style-name="Default_20_Paragraph_20_Font"><text:span text:style-name="MT4">0</text:span></text:span><text:span text:style-name="Default_20_Paragraph_20_Font"><text:span text:style-name="MT5">.</text:span></text:span><text:span text:style-name="Default_20_Paragraph_20_Font"><text:span text:style-name="MT4">90</text:span></text:span><text:span text:style-name="Default_20_Paragraph_20_Font"><text:span text:style-name="MT6"> </text:span></text:span></text:a><text:span text:style-name="Default_20_Paragraph_20_Font"><text:span text:style-name="MT7">/ </text:span></text:span><text:a xlink:type="simple" xlink:href="https://www.patreon.com/posts/114245337" text:style-name="Internet_20_link" text:visited-style-name="Visited_20_Internet_20_Link"><text:span text:style-name="Default_20_Paragraph_20_Font"><text:span text:style-name="MT8">License Statement</text:span></text:span></text:a><text:span text:style-name="Default_20_Paragraph_20_Font"><text:span text:style-name="MT8"> / </text:span></text:span><text:a xlink:type="simple" xlink:href="https://spiritwiki.lightningpath.org/index.php/Support" text:style-name="Internet_20_link" text:visited-style-name="Visited_20_Internet_20_Link"><text:span text:style-name="Default_20_Paragraph_20_Font"><text:span text:style-name="MT9">Support the Lightning Path</text:span></text:span></text:a><text:span text:style-name="Hyperlink"><text:span text:style-name="MT10"><text:line-break/></text:span></text:span><text:span text:style-name="Hyperlink"><text:span text:style-name="MT11">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4T07:03:58.738097565</meta:creation-date>
    <dc:date>2026-04-15T09:59:54.271422423</dc:date>
    <meta:editing-duration>PT5H40M8S</meta:editing-duration>
    <meta:editing-cycles>50</meta:editing-cycles>
    <meta:generator>LibreOffice/24.2.7.2$Linux_X86_64 LibreOffice_project/420$Build-2</meta:generator>
    <meta:document-statistic meta:table-count="1" meta:image-count="0" meta:object-count="0" meta:page-count="12" meta:paragraph-count="119" meta:word-count="3108" meta:character-count="21986" meta:non-whitespace-character-count="18990"/>
    <meta:user-defined meta:name="ZOTERO_PREF_1">&lt;data data-version="3" zotero-version="9.0"&gt;&lt;session id="sQMhTrgV"/&gt;&lt;style id="http://www.zotero.org/styles/chicago-author-date" locale="en-US" hasBibliography="1" bibliographyStyleHasBeenSet="1"/&gt;&lt;prefs&gt;&lt;pref name="fieldType" value="ReferenceMark"/&gt;&lt;pref</meta:user-defined>
    <meta:user-defined meta:name="ZOTERO_PREF_2"> name="automaticJournalAbbreviations" value="true"/&gt;&lt;/prefs&gt;&lt;/data&gt;</meta:user-defined>
  </office:meta>
</office:document-meta>
</file>